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6409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7.3799in"/>
    </style:style>
    <style:style style:name="co7" style:family="table-column">
      <style:table-column-properties fo:break-before="auto" style:column-width="7.01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ceBeginn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Zgony COV+współistniejące</text:p>
          </table:table-cell>
          <table:table-cell office:value-type="string" calcext:value-type="string">
            <text:p>Zgony sam COV</text:p>
          </table:table-cell>
          <table:table-cell office:value-type="string" calcext:value-type="string">
            <text:p>Zgony COV+współistniejące narastająco</text:p>
          </table:table-cell>
          <table:table-cell office:value-type="string" calcext:value-type="string">
            <text:p>Zgony sam COV narastająco</text:p>
          </table:table-cell>
          <table:table-cell office:value-type="string" calcext:value-type="string">
            <text:p>Źródła</text:p>
          </table:table-cell>
          <table:table-cell/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540" calcext:value-type="float">
            <text:p>540</text:p>
          </table:table-cell>
          <table:table-cell office:value-type="float" office:value="55" calcext:value-type="float">
            <text:p>55</text:p>
          </table:table-cell>
          <table:table-cell office:value-type="float" office:value="14314" calcext:value-type="float">
            <text:p>14314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Dane z Polski od początku pandemii: <text:s/>https://www.gov.pl/web/koronawirus/wykaz-zarazen-koronawirusem-sars-cov-2</text:p>
          </table:table-cell>
          <table:table-cell/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674" calcext:value-type="float">
            <text:p>674</text:p>
          </table:table-cell>
          <table:table-cell office:value-type="float" office:value="152" calcext:value-type="float">
            <text:p>152</text:p>
          </table:table-cell>
          <table:table-cell table:formula="of:=[.D2]+[.B3]" office:value-type="float" office:value="14988" calcext:value-type="float">
            <text:p>14988</text:p>
          </table:table-cell>
          <table:table-cell table:formula="of:=[.E2]+[.C3]" office:value-type="float" office:value="3513" calcext:value-type="float">
            <text:p>3513</text:p>
          </table:table-cell>
          <table:table-cell office:value-type="string" calcext:value-type="string">
            <text:p>Wartość początkowa zgonów na COVID19 w Polsce</text:p>
          </table:table-cell>
          <table:table-cell office:value-type="string" calcext:value-type="string">
            <text:p><text:s/>oszacowane na podstawie średniego stosunku zgonów na Cov do zgonów z COV. Niestety brak takich danych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580" calcext:value-type="float">
            <text:p>580</text:p>
          </table:table-cell>
          <table:table-cell office:value-type="float" office:value="78" calcext:value-type="float">
            <text:p>78</text:p>
          </table:table-cell>
          <table:table-cell table:formula="of:=[.D3]+[.B4]" office:value-type="float" office:value="15568" calcext:value-type="float">
            <text:p>15568</text:p>
          </table:table-cell>
          <table:table-cell table:formula="of:=[.E3]+[.C4]"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579" calcext:value-type="float">
            <text:p>579</text:p>
          </table:table-cell>
          <table:table-cell office:value-type="float" office:value="112" calcext:value-type="float">
            <text:p>112</text:p>
          </table:table-cell>
          <table:table-cell table:formula="of:=[.D4]+[.B5]" office:value-type="float" office:value="16147" calcext:value-type="float">
            <text:p>16147</text:p>
          </table:table-cell>
          <table:table-cell table:formula="of:=[.E4]+[.C5]" office:value-type="float" office:value="3703" calcext:value-type="float">
            <text:p>3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599" calcext:value-type="float">
            <text:p>599</text:p>
          </table:table-cell>
          <table:table-cell office:value-type="float" office:value="85" calcext:value-type="float">
            <text:p>85</text:p>
          </table:table-cell>
          <table:table-cell table:formula="of:=[.D5]+[.B6]" office:value-type="float" office:value="16746" calcext:value-type="float">
            <text:p>16746</text:p>
          </table:table-cell>
          <table:table-cell table:formula="of:=[.E5]+[.C6]" office:value-type="float" office:value="3788" calcext:value-type="float">
            <text:p>3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283" calcext:value-type="float">
            <text:p>283</text:p>
          </table:table-cell>
          <table:table-cell office:value-type="float" office:value="46" calcext:value-type="float">
            <text:p>46</text:p>
          </table:table-cell>
          <table:table-cell table:formula="of:=[.D6]+[.B7]" office:value-type="float" office:value="17029" calcext:value-type="float">
            <text:p>17029</text:p>
          </table:table-cell>
          <table:table-cell table:formula="of:=[.E6]+[.C7]" office:value-type="float" office:value="3834" calcext:value-type="float">
            <text:p>3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formula="of:=[.D7]+[.B8]" office:value-type="float" office:value="17150" calcext:value-type="float">
            <text:p>17150</text:p>
          </table:table-cell>
          <table:table-cell table:formula="of:=[.E7]+[.C8]"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449" calcext:value-type="float">
            <text:p>449</text:p>
          </table:table-cell>
          <table:table-cell office:value-type="float" office:value="68" calcext:value-type="float">
            <text:p>68</text:p>
          </table:table-cell>
          <table:table-cell table:formula="of:=[.D8]+[.B9]" office:value-type="float" office:value="17599" calcext:value-type="float">
            <text:p>17599</text:p>
          </table:table-cell>
          <table:table-cell table:formula="of:=[.E8]+[.C9]" office:value-type="float" office:value="3923" calcext:value-type="float">
            <text:p>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609" calcext:value-type="float">
            <text:p>609</text:p>
          </table:table-cell>
          <table:table-cell office:value-type="float" office:value="89" calcext:value-type="float">
            <text:p>89</text:p>
          </table:table-cell>
          <table:table-cell table:formula="of:=[.D9]+[.B10]" office:value-type="float" office:value="18208" calcext:value-type="float">
            <text:p>18208</text:p>
          </table:table-cell>
          <table:table-cell table:formula="of:=[.E9]+[.C10]"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620" calcext:value-type="float">
            <text:p>620</text:p>
          </table:table-cell>
          <table:table-cell office:value-type="float" office:value="109" calcext:value-type="float">
            <text:p>109</text:p>
          </table:table-cell>
          <table:table-cell table:formula="of:=[.D10]+[.B11]" office:value-type="float" office:value="18828" calcext:value-type="float">
            <text:p>18828</text:p>
          </table:table-cell>
          <table:table-cell table:formula="of:=[.E10]+[.C11]" office:value-type="float" office:value="4121" calcext:value-type="float">
            <text:p>4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531" calcext:value-type="float">
            <text:p>531</text:p>
          </table:table-cell>
          <table:table-cell office:value-type="float" office:value="110" calcext:value-type="float">
            <text:p>110</text:p>
          </table:table-cell>
          <table:table-cell table:formula="of:=[.D11]+[.B12]" office:value-type="float" office:value="19359" calcext:value-type="float">
            <text:p>19359</text:p>
          </table:table-cell>
          <table:table-cell table:formula="of:=[.E11]+[.C12]" office:value-type="float" office:value="4231" calcext:value-type="float">
            <text:p>4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502" calcext:value-type="float">
            <text:p>502</text:p>
          </table:table-cell>
          <table:table-cell office:value-type="float" office:value="104" calcext:value-type="float">
            <text:p>104</text:p>
          </table:table-cell>
          <table:table-cell table:formula="of:=[.D12]+[.B13]" office:value-type="float" office:value="19861" calcext:value-type="float">
            <text:p>19861</text:p>
          </table:table-cell>
          <table:table-cell table:formula="of:=[.E12]+[.C13]" office:value-type="float" office:value="4335" calcext:value-type="float">
            <text:p>4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28" calcext:value-type="float">
            <text:p>228</text:p>
          </table:table-cell>
          <table:table-cell office:value-type="float" office:value="42" calcext:value-type="float">
            <text:p>42</text:p>
          </table:table-cell>
          <table:table-cell table:formula="of:=[.D13]+[.B14]" office:value-type="float" office:value="20089" calcext:value-type="float">
            <text:p>20089</text:p>
          </table:table-cell>
          <table:table-cell table:formula="of:=[.E13]+[.C14]"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[.D14]+[.B15]" office:value-type="float" office:value="20181" calcext:value-type="float">
            <text:p>20181</text:p>
          </table:table-cell>
          <table:table-cell table:formula="of:=[.E14]+[.C15]" office:value-type="float" office:value="4387" calcext:value-type="float">
            <text:p>4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411" calcext:value-type="float">
            <text:p>411</text:p>
          </table:table-cell>
          <table:table-cell office:value-type="float" office:value="94" calcext:value-type="float">
            <text:p>94</text:p>
          </table:table-cell>
          <table:table-cell table:formula="of:=[.D15]+[.B16]" office:value-type="float" office:value="20592" calcext:value-type="float">
            <text:p>20592</text:p>
          </table:table-cell>
          <table:table-cell table:formula="of:=[.E15]+[.C16]" office:value-type="float" office:value="4481" calcext:value-type="float">
            <text:p>4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568" calcext:value-type="float">
            <text:p>568</text:p>
          </table:table-cell>
          <table:table-cell office:value-type="float" office:value="133" calcext:value-type="float">
            <text:p>133</text:p>
          </table:table-cell>
          <table:table-cell table:formula="of:=[.D16]+[.B17]" office:value-type="float" office:value="21160" calcext:value-type="float">
            <text:p>21160</text:p>
          </table:table-cell>
          <table:table-cell table:formula="of:=[.E16]+[.C17]" office:value-type="float" office:value="4614" calcext:value-type="float">
            <text:p>4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470" calcext:value-type="float">
            <text:p>470</text:p>
          </table:table-cell>
          <table:table-cell office:value-type="float" office:value="113" calcext:value-type="float">
            <text:p>113</text:p>
          </table:table-cell>
          <table:table-cell table:formula="of:=[.D17]+[.B18]" office:value-type="float" office:value="21630" calcext:value-type="float">
            <text:p>21630</text:p>
          </table:table-cell>
          <table:table-cell table:formula="of:=[.E17]+[.C18]" office:value-type="float" office:value="4727" calcext:value-type="float">
            <text:p>4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544" calcext:value-type="float">
            <text:p>544</text:p>
          </table:table-cell>
          <table:table-cell office:value-type="float" office:value="132" calcext:value-type="float">
            <text:p>132</text:p>
          </table:table-cell>
          <table:table-cell table:formula="of:=[.D18]+[.B19]" office:value-type="float" office:value="22174" calcext:value-type="float">
            <text:p>22174</text:p>
          </table:table-cell>
          <table:table-cell table:formula="of:=[.E18]+[.C19]" office:value-type="float" office:value="4859" calcext:value-type="float">
            <text:p>4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502" calcext:value-type="float">
            <text:p>502</text:p>
          </table:table-cell>
          <table:table-cell office:value-type="float" office:value="131" calcext:value-type="float">
            <text:p>131</text:p>
          </table:table-cell>
          <table:table-cell table:formula="of:=[.D19]+[.B20]" office:value-type="float" office:value="22676" calcext:value-type="float">
            <text:p>22676</text:p>
          </table:table-cell>
          <table:table-cell table:formula="of:=[.E19]+[.C20]" office:value-type="float" office:value="4990" calcext:value-type="float">
            <text:p>4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table:formula="of:=[.D20]+[.B21]" office:value-type="float" office:value="22864" calcext:value-type="float">
            <text:p>22864</text:p>
          </table:table-cell>
          <table:table-cell table:formula="of:=[.E20]+[.C21]" office:value-type="float" office:value="5039" calcext:value-type="float">
            <text:p>5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formula="of:=[.D21]+[.B22]" office:value-type="float" office:value="22960" calcext:value-type="float">
            <text:p>22960</text:p>
          </table:table-cell>
          <table:table-cell table:formula="of:=[.E21]+[.C22]" office:value-type="float" office:value="5079" calcext:value-type="float">
            <text:p>5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349" calcext:value-type="float">
            <text:p>349</text:p>
          </table:table-cell>
          <table:table-cell office:value-type="float" office:value="77" calcext:value-type="float">
            <text:p>77</text:p>
          </table:table-cell>
          <table:table-cell table:formula="of:=[.D22]+[.B23]" office:value-type="float" office:value="23309" calcext:value-type="float">
            <text:p>23309</text:p>
          </table:table-cell>
          <table:table-cell table:formula="of:=[.E22]+[.C23]" office:value-type="float" office:value="5156" calcext:value-type="float">
            <text:p>5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605" calcext:value-type="float">
            <text:p>605</text:p>
          </table:table-cell>
          <table:table-cell office:value-type="float" office:value="155" calcext:value-type="float">
            <text:p>155</text:p>
          </table:table-cell>
          <table:table-cell table:formula="of:=[.D23]+[.B24]" office:value-type="float" office:value="23914" calcext:value-type="float">
            <text:p>23914</text:p>
          </table:table-cell>
          <table:table-cell table:formula="of:=[.E23]+[.C24]" office:value-type="float" office:value="5311" calcext:value-type="float">
            <text:p>5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431" calcext:value-type="float">
            <text:p>431</text:p>
          </table:table-cell>
          <table:table-cell office:value-type="float" office:value="93" calcext:value-type="float">
            <text:p>93</text:p>
          </table:table-cell>
          <table:table-cell table:formula="of:=[.D24]+[.B25]" office:value-type="float" office:value="24345" calcext:value-type="float">
            <text:p>24345</text:p>
          </table:table-cell>
          <table:table-cell table:formula="of:=[.E24]+[.C25]" office:value-type="float" office:value="5404" calcext:value-type="float">
            <text:p>5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426" calcext:value-type="float">
            <text:p>426</text:p>
          </table:table-cell>
          <table:table-cell office:value-type="float" office:value="122" calcext:value-type="float">
            <text:p>122</text:p>
          </table:table-cell>
          <table:table-cell table:formula="of:=[.D25]+[.B26]" office:value-type="float" office:value="24771" calcext:value-type="float">
            <text:p>24771</text:p>
          </table:table-cell>
          <table:table-cell table:formula="of:=[.E25]+[.C26]" office:value-type="float" office:value="5526" calcext:value-type="float">
            <text:p>5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483" calcext:value-type="float">
            <text:p>483</text:p>
          </table:table-cell>
          <table:table-cell office:value-type="float" office:value="108" calcext:value-type="float">
            <text:p>108</text:p>
          </table:table-cell>
          <table:table-cell table:formula="of:=[.D26]+[.B27]" office:value-type="float" office:value="25254" calcext:value-type="float">
            <text:p>25254</text:p>
          </table:table-cell>
          <table:table-cell table:formula="of:=[.E26]+[.C27]" office:value-type="float" office:value="5634" calcext:value-type="float">
            <text:p>5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table:formula="of:=[.D27]+[.B28]" office:value-type="float" office:value="25397" calcext:value-type="float">
            <text:p>25397</text:p>
          </table:table-cell>
          <table:table-cell table:formula="of:=[.E27]+[.C28]" office:value-type="float" office:value="5673" calcext:value-type="float">
            <text:p>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table:formula="of:=[.D28]+[.B29]" office:value-type="float" office:value="25474" calcext:value-type="float">
            <text:p>25474</text:p>
          </table:table-cell>
          <table:table-cell table:formula="of:=[.E28]+[.C29]" office:value-type="float" office:value="5707" calcext:value-type="float">
            <text:p>5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table:formula="of:=[.D29]+[.B30]" office:value-type="float" office:value="25783" calcext:value-type="float">
            <text:p>25783</text:p>
          </table:table-cell>
          <table:table-cell table:formula="of:=[.E29]+[.C30]" office:value-type="float" office:value="5779" calcext:value-type="float">
            <text:p>5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472" calcext:value-type="float">
            <text:p>472</text:p>
          </table:table-cell>
          <table:table-cell office:value-type="float" office:value="104" calcext:value-type="float">
            <text:p>104</text:p>
          </table:table-cell>
          <table:table-cell table:formula="of:=[.D30]+[.B31]" office:value-type="float" office:value="26255" calcext:value-type="float">
            <text:p>26255</text:p>
          </table:table-cell>
          <table:table-cell table:formula="of:=[.E30]+[.C31]" office:value-type="float" office:value="5883" calcext:value-type="float">
            <text:p>5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552" calcext:value-type="float">
            <text:p>552</text:p>
          </table:table-cell>
          <table:table-cell office:value-type="float" office:value="190" calcext:value-type="float">
            <text:p>190</text:p>
          </table:table-cell>
          <table:table-cell table:formula="of:=[.D31]+[.B32]" office:value-type="float" office:value="26807" calcext:value-type="float">
            <text:p>26807</text:p>
          </table:table-cell>
          <table:table-cell table:formula="of:=[.E31]+[.C32]" office:value-type="float" office:value="6073" calcext:value-type="float">
            <text:p>6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244" calcext:value-type="float">
            <text:p>244</text:p>
          </table:table-cell>
          <table:table-cell office:value-type="float" office:value="66" calcext:value-type="float">
            <text:p>66</text:p>
          </table:table-cell>
          <table:table-cell table:formula="of:=[.D32]+[.B33]" office:value-type="float" office:value="27051" calcext:value-type="float">
            <text:p>27051</text:p>
          </table:table-cell>
          <table:table-cell table:formula="of:=[.E32]+[.C33]" office:value-type="float" office:value="6139" calcext:value-type="float">
            <text:p>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D33]+[.B34]" office:value-type="float" office:value="27119" calcext:value-type="float">
            <text:p>27119</text:p>
          </table:table-cell>
          <table:table-cell table:formula="of:=[.E33]+[.C34]" office:value-type="float" office:value="6147" calcext:value-type="float">
            <text:p>6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D34]+[.B35]" office:value-type="float" office:value="27175" calcext:value-type="float">
            <text:p>27175</text:p>
          </table:table-cell>
          <table:table-cell table:formula="of:=[.E34]+[.C35]" office:value-type="float" office:value="6152" calcext:value-type="float">
            <text:p>6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D35]+[.B36]" office:value-type="float" office:value="27202" calcext:value-type="float">
            <text:p>27202</text:p>
          </table:table-cell>
          <table:table-cell table:formula="of:=[.E35]+[.C36]" office:value-type="float" office:value="6154" calcext:value-type="float">
            <text:p>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311" calcext:value-type="float">
            <text:p>311</text:p>
          </table:table-cell>
          <table:table-cell office:value-type="float" office:value="60" calcext:value-type="float">
            <text:p>60</text:p>
          </table:table-cell>
          <table:table-cell table:formula="of:=[.D36]+[.B37]" office:value-type="float" office:value="27513" calcext:value-type="float">
            <text:p>27513</text:p>
          </table:table-cell>
          <table:table-cell table:formula="of:=[.E36]+[.C37]" office:value-type="float" office:value="6214" calcext:value-type="float">
            <text:p>6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65" calcext:value-type="float">
            <text:p>565</text:p>
          </table:table-cell>
          <table:table-cell office:value-type="float" office:value="125" calcext:value-type="float">
            <text:p>125</text:p>
          </table:table-cell>
          <table:table-cell table:formula="of:=[.D37]+[.B38]" office:value-type="float" office:value="28078" calcext:value-type="float">
            <text:p>28078</text:p>
          </table:table-cell>
          <table:table-cell table:formula="of:=[.E37]+[.C38]" office:value-type="float" office:value="6339" calcext:value-type="float">
            <text:p>6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32" calcext:value-type="float">
            <text:p>532</text:p>
          </table:table-cell>
          <table:table-cell office:value-type="float" office:value="104" calcext:value-type="float">
            <text:p>104</text:p>
          </table:table-cell>
          <table:table-cell table:formula="of:=[.D38]+[.B39]" office:value-type="float" office:value="28610" calcext:value-type="float">
            <text:p>28610</text:p>
          </table:table-cell>
          <table:table-cell table:formula="of:=[.E38]+[.C39]" office:value-type="float" office:value="6443" calcext:value-type="float">
            <text:p>6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400" calcext:value-type="float">
            <text:p>400</text:p>
          </table:table-cell>
          <table:table-cell office:value-type="float" office:value="122" calcext:value-type="float">
            <text:p>122</text:p>
          </table:table-cell>
          <table:table-cell table:formula="of:=[.D39]+[.B40]" office:value-type="float" office:value="29010" calcext:value-type="float">
            <text:p>29010</text:p>
          </table:table-cell>
          <table:table-cell table:formula="of:=[.E39]+[.C40]" office:value-type="float" office:value="6565" calcext:value-type="float">
            <text:p>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formula="of:=[.D40]+[.B41]" office:value-type="float" office:value="29112" calcext:value-type="float">
            <text:p>29112</text:p>
          </table:table-cell>
          <table:table-cell table:formula="of:=[.E40]+[.C41]" office:value-type="float" office:value="6583" calcext:value-type="float">
            <text:p>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D41]+[.B42]" office:value-type="float" office:value="29173" calcext:value-type="float">
            <text:p>29173</text:p>
          </table:table-cell>
          <table:table-cell table:formula="of:=[.E41]+[.C42]" office:value-type="float" office:value="6590" calcext:value-type="float">
            <text:p>6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D42]+[.B43]" office:value-type="float" office:value="29215" calcext:value-type="float">
            <text:p>29215</text:p>
          </table:table-cell>
          <table:table-cell table:formula="of:=[.E42]+[.C43]" office:value-type="float" office:value="6598" calcext:value-type="float">
            <text:p>6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341" calcext:value-type="float">
            <text:p>341</text:p>
          </table:table-cell>
          <table:table-cell office:value-type="float" office:value="85" calcext:value-type="float">
            <text:p>85</text:p>
          </table:table-cell>
          <table:table-cell table:formula="of:=[.D43]+[.B44]" office:value-type="float" office:value="29556" calcext:value-type="float">
            <text:p>29556</text:p>
          </table:table-cell>
          <table:table-cell table:formula="of:=[.E43]+[.C44]" office:value-type="float" office:value="6683" calcext:value-type="float">
            <text:p>6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553" calcext:value-type="float">
            <text:p>553</text:p>
          </table:table-cell>
          <table:table-cell office:value-type="float" office:value="144" calcext:value-type="float">
            <text:p>144</text:p>
          </table:table-cell>
          <table:table-cell table:formula="of:=[.D44]+[.B45]" office:value-type="float" office:value="30109" calcext:value-type="float">
            <text:p>30109</text:p>
          </table:table-cell>
          <table:table-cell table:formula="of:=[.E44]+[.C45]" office:value-type="float" office:value="6827" calcext:value-type="float">
            <text:p>6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  <table:table-cell table:formula="of:=[.D45]+[.B46]" office:value-type="float" office:value="30295" calcext:value-type="float">
            <text:p>30295</text:p>
          </table:table-cell>
          <table:table-cell table:formula="of:=[.E45]+[.C46]" office:value-type="float" office:value="6865" calcext:value-type="float">
            <text:p>6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table:formula="of:=[.D46]+[.B47]" office:value-type="float" office:value="30627" calcext:value-type="float">
            <text:p>30627</text:p>
          </table:table-cell>
          <table:table-cell table:formula="of:=[.E46]+[.C47]" office:value-type="float" office:value="6925" calcext:value-type="float">
            <text:p>6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table:formula="of:=[.D47]+[.B48]" office:value-type="float" office:value="31065" calcext:value-type="float">
            <text:p>31065</text:p>
          </table:table-cell>
          <table:table-cell table:formula="of:=[.E47]+[.C48]" office:value-type="float" office:value="7025" calcext:value-type="float">
            <text:p>7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table:formula="of:=[.D48]+[.B49]" office:value-type="float" office:value="31242" calcext:value-type="float">
            <text:p>31242</text:p>
          </table:table-cell>
          <table:table-cell table:formula="of:=[.E48]+[.C49]" office:value-type="float" office:value="7066" calcext:value-type="float">
            <text:p>7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D49]+[.B50]" office:value-type="float" office:value="31317" calcext:value-type="float">
            <text:p>31317</text:p>
          </table:table-cell>
          <table:table-cell table:formula="of:=[.E49]+[.C50]" office:value-type="float" office:value="7076" calcext:value-type="float">
            <text:p>7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26" calcext:value-type="float">
            <text:p>326</text:p>
          </table:table-cell>
          <table:table-cell office:value-type="float" office:value="93" calcext:value-type="float">
            <text:p>93</text:p>
          </table:table-cell>
          <table:table-cell table:formula="of:=[.D50]+[.B51]" office:value-type="float" office:value="31643" calcext:value-type="float">
            <text:p>31643</text:p>
          </table:table-cell>
          <table:table-cell table:formula="of:=[.E50]+[.C51]"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481" calcext:value-type="float">
            <text:p>481</text:p>
          </table:table-cell>
          <table:table-cell office:value-type="float" office:value="117" calcext:value-type="float">
            <text:p>117</text:p>
          </table:table-cell>
          <table:table-cell table:formula="of:=[.D51]+[.B52]" office:value-type="float" office:value="32124" calcext:value-type="float">
            <text:p>32124</text:p>
          </table:table-cell>
          <table:table-cell table:formula="of:=[.E51]+[.C52]" office:value-type="float" office:value="7286" calcext:value-type="float">
            <text:p>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81" calcext:value-type="float">
            <text:p>381</text:p>
          </table:table-cell>
          <table:table-cell office:value-type="float" office:value="92" calcext:value-type="float">
            <text:p>92</text:p>
          </table:table-cell>
          <table:table-cell table:formula="of:=[.D52]+[.B53]" office:value-type="float" office:value="32505" calcext:value-type="float">
            <text:p>32505</text:p>
          </table:table-cell>
          <table:table-cell table:formula="of:=[.E52]+[.C53]"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86" calcext:value-type="float">
            <text:p>386</text:p>
          </table:table-cell>
          <table:table-cell office:value-type="float" office:value="88" calcext:value-type="float">
            <text:p>88</text:p>
          </table:table-cell>
          <table:table-cell table:formula="of:=[.D53]+[.B54]" office:value-type="float" office:value="32891" calcext:value-type="float">
            <text:p>32891</text:p>
          </table:table-cell>
          <table:table-cell table:formula="of:=[.E53]+[.C54]" office:value-type="float" office:value="7466" calcext:value-type="float">
            <text:p>7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69" calcext:value-type="float">
            <text:p>369</text:p>
          </table:table-cell>
          <table:table-cell office:value-type="float" office:value="69" calcext:value-type="float">
            <text:p>69</text:p>
          </table:table-cell>
          <table:table-cell table:formula="of:=[.D54]+[.B55]" office:value-type="float" office:value="33260" calcext:value-type="float">
            <text:p>33260</text:p>
          </table:table-cell>
          <table:table-cell table:formula="of:=[.E54]+[.C55]" office:value-type="float" office:value="7535" calcext:value-type="float">
            <text:p>7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table:formula="of:=[.D55]+[.B56]" office:value-type="float" office:value="33402" calcext:value-type="float">
            <text:p>33402</text:p>
          </table:table-cell>
          <table:table-cell table:formula="of:=[.E55]+[.C56]" office:value-type="float" office:value="7572" calcext:value-type="float">
            <text:p>7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D56]+[.B57]" office:value-type="float" office:value="33454" calcext:value-type="float">
            <text:p>33454</text:p>
          </table:table-cell>
          <table:table-cell table:formula="of:=[.E56]+[.C57]" office:value-type="float" office:value="7583" calcext:value-type="float">
            <text:p>7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91" calcext:value-type="float">
            <text:p>291</text:p>
          </table:table-cell>
          <table:table-cell office:value-type="float" office:value="60" calcext:value-type="float">
            <text:p>60</text:p>
          </table:table-cell>
          <table:table-cell table:formula="of:=[.D57]+[.B58]" office:value-type="float" office:value="33745" calcext:value-type="float">
            <text:p>33745</text:p>
          </table:table-cell>
          <table:table-cell table:formula="of:=[.E57]+[.C58]" office:value-type="float" office:value="7643" calcext:value-type="float">
            <text:p>7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443" calcext:value-type="float">
            <text:p>443</text:p>
          </table:table-cell>
          <table:table-cell office:value-type="float" office:value="106" calcext:value-type="float">
            <text:p>106</text:p>
          </table:table-cell>
          <table:table-cell table:formula="of:=[.D58]+[.B59]" office:value-type="float" office:value="34188" calcext:value-type="float">
            <text:p>34188</text:p>
          </table:table-cell>
          <table:table-cell table:formula="of:=[.E58]+[.C59]" office:value-type="float" office:value="7749" calcext:value-type="float">
            <text:p>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19" calcext:value-type="float">
            <text:p>419</text:p>
          </table:table-cell>
          <table:table-cell office:value-type="float" office:value="81" calcext:value-type="float">
            <text:p>81</text:p>
          </table:table-cell>
          <table:table-cell table:formula="of:=[.D59]+[.B60]" office:value-type="float" office:value="34607" calcext:value-type="float">
            <text:p>34607</text:p>
          </table:table-cell>
          <table:table-cell table:formula="of:=[.E59]+[.C60]" office:value-type="float" office:value="7830" calcext:value-type="float">
            <text:p>7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346" calcext:value-type="float">
            <text:p>346</text:p>
          </table:table-cell>
          <table:table-cell office:value-type="float" office:value="76" calcext:value-type="float">
            <text:p>76</text:p>
          </table:table-cell>
          <table:table-cell table:formula="of:=[.D60]+[.B61]" office:value-type="float" office:value="34953" calcext:value-type="float">
            <text:p>34953</text:p>
          </table:table-cell>
          <table:table-cell table:formula="of:=[.E60]+[.C61]" office:value-type="float" office:value="7906" calcext:value-type="float">
            <text:p>7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346" calcext:value-type="float">
            <text:p>346</text:p>
          </table:table-cell>
          <table:table-cell office:value-type="float" office:value="82" calcext:value-type="float">
            <text:p>82</text:p>
          </table:table-cell>
          <table:table-cell table:formula="of:=[.D61]+[.B62]" office:value-type="float" office:value="35299" calcext:value-type="float">
            <text:p>35299</text:p>
          </table:table-cell>
          <table:table-cell table:formula="of:=[.E61]+[.C62]" office:value-type="float" office:value="7988" calcext:value-type="float">
            <text:p>7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[.D62]+[.B63]" office:value-type="float" office:value="35409" calcext:value-type="float">
            <text:p>35409</text:p>
          </table:table-cell>
          <table:table-cell table:formula="of:=[.E62]+[.C63]" office:value-type="float" office:value="8010" calcext:value-type="float">
            <text:p>8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D63]+[.B64]" office:value-type="float" office:value="35447" calcext:value-type="float">
            <text:p>35447</text:p>
          </table:table-cell>
          <table:table-cell table:formula="of:=[.E63]+[.C64]" office:value-type="float" office:value="8020" calcext:value-type="float">
            <text:p>8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64" calcext:value-type="float">
            <text:p>264</text:p>
          </table:table-cell>
          <table:table-cell office:value-type="float" office:value="39" calcext:value-type="float">
            <text:p>39</text:p>
          </table:table-cell>
          <table:table-cell table:formula="of:=[.D64]+[.B65]" office:value-type="float" office:value="35711" calcext:value-type="float">
            <text:p>35711</text:p>
          </table:table-cell>
          <table:table-cell table:formula="of:=[.E64]+[.C65]" office:value-type="float" office:value="8059" calcext:value-type="float">
            <text:p>8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89" calcext:value-type="float">
            <text:p>389</text:p>
          </table:table-cell>
          <table:table-cell office:value-type="float" office:value="97" calcext:value-type="float">
            <text:p>97</text:p>
          </table:table-cell>
          <table:table-cell table:formula="of:=[.D65]+[.B66]" office:value-type="float" office:value="36100" calcext:value-type="float">
            <text:p>36100</text:p>
          </table:table-cell>
          <table:table-cell table:formula="of:=[.E65]+[.C66]" office:value-type="float" office:value="8156" calcext:value-type="float">
            <text:p>8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89" calcext:value-type="float">
            <text:p>389</text:p>
          </table:table-cell>
          <table:table-cell office:value-type="float" office:value="78" calcext:value-type="float">
            <text:p>78</text:p>
          </table:table-cell>
          <table:table-cell table:formula="of:=[.D66]+[.B67]" office:value-type="float" office:value="36489" calcext:value-type="float">
            <text:p>36489</text:p>
          </table:table-cell>
          <table:table-cell table:formula="of:=[.E66]+[.C67]" office:value-type="float" office:value="8234" calcext:value-type="float">
            <text:p>8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36" calcext:value-type="float">
            <text:p>336</text:p>
          </table:table-cell>
          <table:table-cell office:value-type="float" office:value="65" calcext:value-type="float">
            <text:p>65</text:p>
          </table:table-cell>
          <table:table-cell table:formula="of:=[.D67]+[.B68]" office:value-type="float" office:value="36825" calcext:value-type="float">
            <text:p>36825</text:p>
          </table:table-cell>
          <table:table-cell table:formula="of:=[.E67]+[.C68]" office:value-type="float" office:value="8299" calcext:value-type="float">
            <text:p>8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03" calcext:value-type="float">
            <text:p>303</text:p>
          </table:table-cell>
          <table:table-cell office:value-type="float" office:value="53" calcext:value-type="float">
            <text:p>53</text:p>
          </table:table-cell>
          <table:table-cell table:formula="of:=[.D68]+[.B69]" office:value-type="float" office:value="37128" calcext:value-type="float">
            <text:p>37128</text:p>
          </table:table-cell>
          <table:table-cell table:formula="of:=[.E68]+[.C69]" office:value-type="float" office:value="8352" calcext:value-type="float">
            <text:p>8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formula="of:=[.D69]+[.B70]" office:value-type="float" office:value="37226" calcext:value-type="float">
            <text:p>37226</text:p>
          </table:table-cell>
          <table:table-cell table:formula="of:=[.E69]+[.C70]" office:value-type="float" office:value="8379" calcext:value-type="float">
            <text:p>8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D70]+[.B71]" office:value-type="float" office:value="37268" calcext:value-type="float">
            <text:p>37268</text:p>
          </table:table-cell>
          <table:table-cell table:formula="of:=[.E70]+[.C71]" office:value-type="float" office:value="8388" calcext:value-type="float">
            <text:p>8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53" calcext:value-type="float">
            <text:p>253</text:p>
          </table:table-cell>
          <table:table-cell office:value-type="float" office:value="40" calcext:value-type="float">
            <text:p>40</text:p>
          </table:table-cell>
          <table:table-cell table:formula="of:=[.D71]+[.B72]" office:value-type="float" office:value="37521" calcext:value-type="float">
            <text:p>37521</text:p>
          </table:table-cell>
          <table:table-cell table:formula="of:=[.E71]+[.C72]" office:value-type="float" office:value="8428" calcext:value-type="float">
            <text:p>8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421" calcext:value-type="float">
            <text:p>421</text:p>
          </table:table-cell>
          <table:table-cell office:value-type="float" office:value="137" calcext:value-type="float">
            <text:p>137</text:p>
          </table:table-cell>
          <table:table-cell table:formula="of:=[.D72]+[.B73]" office:value-type="float" office:value="37942" calcext:value-type="float">
            <text:p>37942</text:p>
          </table:table-cell>
          <table:table-cell table:formula="of:=[.E72]+[.C73]" office:value-type="float" office:value="8565" calcext:value-type="float">
            <text:p>8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table:formula="of:=[.D73]+[.B74]" office:value-type="float" office:value="38386" calcext:value-type="float">
            <text:p>38386</text:p>
          </table:table-cell>
          <table:table-cell table:formula="of:=[.E73]+[.C74]" office:value-type="float" office:value="8649" calcext:value-type="float">
            <text:p>8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68" calcext:value-type="float">
            <text:p>368</text:p>
          </table:table-cell>
          <table:table-cell office:value-type="float" office:value="67" calcext:value-type="float">
            <text:p>67</text:p>
          </table:table-cell>
          <table:table-cell table:formula="of:=[.D74]+[.B75]" office:value-type="float" office:value="38754" calcext:value-type="float">
            <text:p>38754</text:p>
          </table:table-cell>
          <table:table-cell table:formula="of:=[.E74]+[.C75]" office:value-type="float" office:value="8716" calcext:value-type="float">
            <text:p>8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83" calcext:value-type="float">
            <text:p>283</text:p>
          </table:table-cell>
          <table:table-cell office:value-type="float" office:value="72" calcext:value-type="float">
            <text:p>72</text:p>
          </table:table-cell>
          <table:table-cell table:formula="of:=[.D75]+[.B76]" office:value-type="float" office:value="39037" calcext:value-type="float">
            <text:p>39037</text:p>
          </table:table-cell>
          <table:table-cell table:formula="of:=[.E75]+[.C76]" office:value-type="float" office:value="8788" calcext:value-type="float">
            <text:p>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formula="of:=[.D76]+[.B77]" office:value-type="float" office:value="39130" calcext:value-type="float">
            <text:p>39130</text:p>
          </table:table-cell>
          <table:table-cell table:formula="of:=[.E76]+[.C77]" office:value-type="float" office:value="8821" calcext:value-type="float">
            <text:p>8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D77]+[.B78]" office:value-type="float" office:value="39175" calcext:value-type="float">
            <text:p>39175</text:p>
          </table:table-cell>
          <table:table-cell table:formula="of:=[.E77]+[.C78]" office:value-type="float" office:value="8832" calcext:value-type="float">
            <text:p>8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table:formula="of:=[.D78]+[.B79]" office:value-type="float" office:value="39402" calcext:value-type="float">
            <text:p>39402</text:p>
          </table:table-cell>
          <table:table-cell table:formula="of:=[.E78]+[.C79]" office:value-type="float" office:value="8885" calcext:value-type="float">
            <text:p>8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table:formula="of:=[.D79]+[.B80]" office:value-type="float" office:value="39762" calcext:value-type="float">
            <text:p>39762</text:p>
          </table:table-cell>
          <table:table-cell table:formula="of:=[.E79]+[.C80]" office:value-type="float" office:value="8975" calcext:value-type="float">
            <text:p>8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456" calcext:value-type="float">
            <text:p>456</text:p>
          </table:table-cell>
          <table:table-cell office:value-type="float" office:value="95" calcext:value-type="float">
            <text:p>95</text:p>
          </table:table-cell>
          <table:table-cell table:formula="of:=[.D80]+[.B81]" office:value-type="float" office:value="40218" calcext:value-type="float">
            <text:p>40218</text:p>
          </table:table-cell>
          <table:table-cell table:formula="of:=[.E80]+[.C81]" office:value-type="float" office:value="9070" calcext:value-type="float">
            <text:p>9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  <table:table-cell table:formula="of:=[.D81]+[.B82]" office:value-type="float" office:value="40465" calcext:value-type="float">
            <text:p>40465</text:p>
          </table:table-cell>
          <table:table-cell table:formula="of:=[.E81]+[.C82]" office:value-type="float" office:value="9116" calcext:value-type="float">
            <text:p>9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table:formula="of:=[.D82]+[.B83]" office:value-type="float" office:value="40749" calcext:value-type="float">
            <text:p>40749</text:p>
          </table:table-cell>
          <table:table-cell table:formula="of:=[.E82]+[.C83]" office:value-type="float" office:value="9161" calcext:value-type="float">
            <text:p>9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formula="of:=[.D83]+[.B84]" office:value-type="float" office:value="40847" calcext:value-type="float">
            <text:p>40847</text:p>
          </table:table-cell>
          <table:table-cell table:formula="of:=[.E83]+[.C84]" office:value-type="float" office:value="9182" calcext:value-type="float">
            <text:p>9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84]+[.B85]" office:value-type="float" office:value="40872" calcext:value-type="float">
            <text:p>40872</text:p>
          </table:table-cell>
          <table:table-cell table:formula="of:=[.E84]+[.C85]" office:value-type="float" office:value="9187" calcext:value-type="float">
            <text:p>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table:formula="of:=[.D85]+[.B86]" office:value-type="float" office:value="41068" calcext:value-type="float">
            <text:p>41068</text:p>
          </table:table-cell>
          <table:table-cell table:formula="of:=[.E85]+[.C86]" office:value-type="float" office:value="9231" calcext:value-type="float">
            <text:p>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table:formula="of:=[.D86]+[.B87]" office:value-type="float" office:value="41347" calcext:value-type="float">
            <text:p>41347</text:p>
          </table:table-cell>
          <table:table-cell table:formula="of:=[.E86]+[.C87]" office:value-type="float" office:value="9276" calcext:value-type="float">
            <text:p>9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273" calcext:value-type="float">
            <text:p>273</text:p>
          </table:table-cell>
          <table:table-cell office:value-type="float" office:value="44" calcext:value-type="float">
            <text:p>44</text:p>
          </table:table-cell>
          <table:table-cell table:formula="of:=[.D87]+[.B88]" office:value-type="float" office:value="41620" calcext:value-type="float">
            <text:p>41620</text:p>
          </table:table-cell>
          <table:table-cell table:formula="of:=[.E87]+[.C88]"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241" calcext:value-type="float">
            <text:p>241</text:p>
          </table:table-cell>
          <table:table-cell office:value-type="float" office:value="43" calcext:value-type="float">
            <text:p>43</text:p>
          </table:table-cell>
          <table:table-cell table:formula="of:=[.D88]+[.B89]" office:value-type="float" office:value="41861" calcext:value-type="float">
            <text:p>41861</text:p>
          </table:table-cell>
          <table:table-cell table:formula="of:=[.E88]+[.C89]" office:value-type="float" office:value="9363" calcext:value-type="float">
            <text:p>9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table:formula="of:=[.D89]+[.B90]" office:value-type="float" office:value="42115" calcext:value-type="float">
            <text:p>42115</text:p>
          </table:table-cell>
          <table:table-cell table:formula="of:=[.E89]+[.C90]"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formula="of:=[.D90]+[.B91]" office:value-type="float" office:value="42209" calcext:value-type="float">
            <text:p>42209</text:p>
          </table:table-cell>
          <table:table-cell table:formula="of:=[.E90]+[.C91]" office:value-type="float" office:value="9429" calcext:value-type="float">
            <text:p>9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1]+[.B92]" office:value-type="float" office:value="42226" calcext:value-type="float">
            <text:p>42226</text:p>
          </table:table-cell>
          <table:table-cell table:formula="of:=[.E91]+[.C92]" office:value-type="float" office:value="9432" calcext:value-type="float">
            <text:p>9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247" calcext:value-type="float">
            <text:p>247</text:p>
          </table:table-cell>
          <table:table-cell office:value-type="float" office:value="47" calcext:value-type="float">
            <text:p>47</text:p>
          </table:table-cell>
          <table:table-cell table:formula="of:=[.D92]+[.B93]" office:value-type="float" office:value="42473" calcext:value-type="float">
            <text:p>42473</text:p>
          </table:table-cell>
          <table:table-cell table:formula="of:=[.E92]+[.C93]" office:value-type="float" office:value="9479" calcext:value-type="float">
            <text:p>9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372" calcext:value-type="float">
            <text:p>372</text:p>
          </table:table-cell>
          <table:table-cell office:value-type="float" office:value="67" calcext:value-type="float">
            <text:p>67</text:p>
          </table:table-cell>
          <table:table-cell table:formula="of:=[.D93]+[.B94]" office:value-type="float" office:value="42845" calcext:value-type="float">
            <text:p>42845</text:p>
          </table:table-cell>
          <table:table-cell table:formula="of:=[.E93]+[.C94]" office:value-type="float" office:value="9546" calcext:value-type="float">
            <text:p>9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  <table:table-cell table:formula="of:=[.D94]+[.B95]" office:value-type="float" office:value="43131" calcext:value-type="float">
            <text:p>43131</text:p>
          </table:table-cell>
          <table:table-cell table:formula="of:=[.E94]+[.C95]" office:value-type="float" office:value="9580" calcext:value-type="float">
            <text:p>9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259" calcext:value-type="float">
            <text:p>259</text:p>
          </table:table-cell>
          <table:table-cell office:value-type="float" office:value="62" calcext:value-type="float">
            <text:p>62</text:p>
          </table:table-cell>
          <table:table-cell table:formula="of:=[.D95]+[.B96]" office:value-type="float" office:value="43390" calcext:value-type="float">
            <text:p>43390</text:p>
          </table:table-cell>
          <table:table-cell table:formula="of:=[.E95]+[.C96]" office:value-type="float" office:value="9642" calcext:value-type="float">
            <text:p>9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table:formula="of:=[.D96]+[.B97]" office:value-type="float" office:value="43693" calcext:value-type="float">
            <text:p>43693</text:p>
          </table:table-cell>
          <table:table-cell table:formula="of:=[.E96]+[.C97]" office:value-type="float" office:value="9697" calcext:value-type="float">
            <text:p>9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formula="of:=[.D97]+[.B98]" office:value-type="float" office:value="43807" calcext:value-type="float">
            <text:p>43807</text:p>
          </table:table-cell>
          <table:table-cell table:formula="of:=[.E97]+[.C98]" office:value-type="float" office:value="9726" calcext:value-type="float">
            <text:p>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98]+[.B99]" office:value-type="float" office:value="43831" calcext:value-type="float">
            <text:p>43831</text:p>
          </table:table-cell>
          <table:table-cell table:formula="of:=[.E98]+[.C99]" office:value-type="float" office:value="9732" calcext:value-type="float">
            <text:p>9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table:formula="of:=[.D99]+[.B100]" office:value-type="float" office:value="44047" calcext:value-type="float">
            <text:p>44047</text:p>
          </table:table-cell>
          <table:table-cell table:formula="of:=[.E99]+[.C100]" office:value-type="float" office:value="9794" calcext:value-type="float">
            <text:p>9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309" calcext:value-type="float">
            <text:p>309</text:p>
          </table:table-cell>
          <table:table-cell office:value-type="float" office:value="61" calcext:value-type="float">
            <text:p>61</text:p>
          </table:table-cell>
          <table:table-cell table:formula="of:=[.D100]+[.B101]" office:value-type="float" office:value="44356" calcext:value-type="float">
            <text:p>44356</text:p>
          </table:table-cell>
          <table:table-cell table:formula="of:=[.E100]+[.C101]" office:value-type="float" office:value="9855" calcext:value-type="float">
            <text:p>9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formula="of:=[.D101]+[.B102]" office:value-type="float" office:value="44645" calcext:value-type="float">
            <text:p>44645</text:p>
          </table:table-cell>
          <table:table-cell table:formula="of:=[.E101]+[.C102]" office:value-type="float" office:value="9913" calcext:value-type="float">
            <text:p>9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formula="of:=[.D102]+[.B103]" office:value-type="float" office:value="44908" calcext:value-type="float">
            <text:p>44908</text:p>
          </table:table-cell>
          <table:table-cell table:formula="of:=[.E102]+[.C103]" office:value-type="float" office:value="9960" calcext:value-type="float">
            <text:p>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formula="of:=[.D103]+[.B104]" office:value-type="float" office:value="45153" calcext:value-type="float">
            <text:p>45153</text:p>
          </table:table-cell>
          <table:table-cell table:formula="of:=[.E103]+[.C104]" office:value-type="float" office:value="10016" calcext:value-type="float">
            <text:p>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table:formula="of:=[.D104]+[.B105]" office:value-type="float" office:value="45279" calcext:value-type="float">
            <text:p>45279</text:p>
          </table:table-cell>
          <table:table-cell table:formula="of:=[.E104]+[.C105]" office:value-type="float" office:value="10041" calcext:value-type="float">
            <text:p>10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D105]+[.B106]" office:value-type="float" office:value="45311" calcext:value-type="float">
            <text:p>45311</text:p>
          </table:table-cell>
          <table:table-cell table:formula="of:=[.E105]+[.C106]" office:value-type="float" office:value="10045" calcext:value-type="float">
            <text:p>10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282" calcext:value-type="float">
            <text:p>282</text:p>
          </table:table-cell>
          <table:table-cell office:value-type="float" office:value="64" calcext:value-type="float">
            <text:p>64</text:p>
          </table:table-cell>
          <table:table-cell table:formula="of:=[.D106]+[.B107]" office:value-type="float" office:value="45593" calcext:value-type="float">
            <text:p>45593</text:p>
          </table:table-cell>
          <table:table-cell table:formula="of:=[.E106]+[.C107]" office:value-type="float" office:value="10109" calcext:value-type="float">
            <text:p>1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398" calcext:value-type="float">
            <text:p>398</text:p>
          </table:table-cell>
          <table:table-cell office:value-type="float" office:value="89" calcext:value-type="float">
            <text:p>89</text:p>
          </table:table-cell>
          <table:table-cell table:formula="of:=[.D107]+[.B108]" office:value-type="float" office:value="45991" calcext:value-type="float">
            <text:p>45991</text:p>
          </table:table-cell>
          <table:table-cell table:formula="of:=[.E107]+[.C108]" office:value-type="float" office:value="10198" calcext:value-type="float">
            <text:p>10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375" calcext:value-type="float">
            <text:p>375</text:p>
          </table:table-cell>
          <table:table-cell office:value-type="float" office:value="99" calcext:value-type="float">
            <text:p>99</text:p>
          </table:table-cell>
          <table:table-cell table:formula="of:=[.D108]+[.B109]" office:value-type="float" office:value="46366" calcext:value-type="float">
            <text:p>46366</text:p>
          </table:table-cell>
          <table:table-cell table:formula="of:=[.E108]+[.C109]" office:value-type="float" office:value="10297" calcext:value-type="float">
            <text:p>1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  <table:table-cell table:formula="of:=[.D109]+[.B110]" office:value-type="float" office:value="46717" calcext:value-type="float">
            <text:p>46717</text:p>
          </table:table-cell>
          <table:table-cell table:formula="of:=[.E109]+[.C110]" office:value-type="float" office:value="10372" calcext:value-type="float">
            <text:p>1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343" calcext:value-type="float">
            <text:p>343</text:p>
          </table:table-cell>
          <table:table-cell office:value-type="float" office:value="70" calcext:value-type="float">
            <text:p>70</text:p>
          </table:table-cell>
          <table:table-cell table:formula="of:=[.D110]+[.B111]" office:value-type="float" office:value="47060" calcext:value-type="float">
            <text:p>47060</text:p>
          </table:table-cell>
          <table:table-cell table:formula="of:=[.E110]+[.C111]" office:value-type="float" office:value="10442" calcext:value-type="float">
            <text:p>10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formula="of:=[.D111]+[.B112]" office:value-type="float" office:value="47170" calcext:value-type="float">
            <text:p>47170</text:p>
          </table:table-cell>
          <table:table-cell table:formula="of:=[.E111]+[.C112]" office:value-type="float" office:value="10467" calcext:value-type="float">
            <text:p>10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D112]+[.B113]" office:value-type="float" office:value="47198" calcext:value-type="float">
            <text:p>47198</text:p>
          </table:table-cell>
          <table:table-cell table:formula="of:=[.E112]+[.C113]" office:value-type="float" office:value="10472" calcext:value-type="float">
            <text:p>10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table:formula="of:=[.D113]+[.B114]" office:value-type="float" office:value="47570" calcext:value-type="float">
            <text:p>47570</text:p>
          </table:table-cell>
          <table:table-cell table:formula="of:=[.E113]+[.C114]" office:value-type="float" office:value="10551" calcext:value-type="float">
            <text:p>10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453" calcext:value-type="float">
            <text:p>453</text:p>
          </table:table-cell>
          <table:table-cell office:value-type="float" office:value="103" calcext:value-type="float">
            <text:p>103</text:p>
          </table:table-cell>
          <table:table-cell table:formula="of:=[.D114]+[.B115]" office:value-type="float" office:value="48023" calcext:value-type="float">
            <text:p>48023</text:p>
          </table:table-cell>
          <table:table-cell table:formula="of:=[.E114]+[.C115]" office:value-type="float" office:value="10654" calcext:value-type="float">
            <text:p>10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356" calcext:value-type="float">
            <text:p>356</text:p>
          </table:table-cell>
          <table:table-cell office:value-type="float" office:value="78" calcext:value-type="float">
            <text:p>78</text:p>
          </table:table-cell>
          <table:table-cell table:formula="of:=[.D115]+[.B116]" office:value-type="float" office:value="48379" calcext:value-type="float">
            <text:p>48379</text:p>
          </table:table-cell>
          <table:table-cell table:formula="of:=[.E115]+[.C116]" office:value-type="float" office:value="10732" calcext:value-type="float">
            <text:p>1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419" calcext:value-type="float">
            <text:p>419</text:p>
          </table:table-cell>
          <table:table-cell office:value-type="float" office:value="116" calcext:value-type="float">
            <text:p>116</text:p>
          </table:table-cell>
          <table:table-cell table:formula="of:=[.D116]+[.B117]" office:value-type="float" office:value="48798" calcext:value-type="float">
            <text:p>48798</text:p>
          </table:table-cell>
          <table:table-cell table:formula="of:=[.E116]+[.C117]" office:value-type="float" office:value="10848" calcext:value-type="float">
            <text:p>1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349" calcext:value-type="float">
            <text:p>349</text:p>
          </table:table-cell>
          <table:table-cell office:value-type="float" office:value="88" calcext:value-type="float">
            <text:p>88</text:p>
          </table:table-cell>
          <table:table-cell table:formula="of:=[.D117]+[.B118]" office:value-type="float" office:value="49147" calcext:value-type="float">
            <text:p>49147</text:p>
          </table:table-cell>
          <table:table-cell table:formula="of:=[.E117]+[.C118]" office:value-type="float" office:value="10936" calcext:value-type="float">
            <text:p>10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formula="of:=[.D118]+[.B119]" office:value-type="float" office:value="49287" calcext:value-type="float">
            <text:p>49287</text:p>
          </table:table-cell>
          <table:table-cell table:formula="of:=[.E118]+[.C119]" office:value-type="float" office:value="10976" calcext:value-type="float">
            <text:p>1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D119]+[.B120]" office:value-type="float" office:value="49352" calcext:value-type="float">
            <text:p>49352</text:p>
          </table:table-cell>
          <table:table-cell table:formula="of:=[.E119]+[.C120]" office:value-type="float" office:value="10987" calcext:value-type="float">
            <text:p>10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396" calcext:value-type="float">
            <text:p>396</text:p>
          </table:table-cell>
          <table:table-cell office:value-type="float" office:value="82" calcext:value-type="float">
            <text:p>82</text:p>
          </table:table-cell>
          <table:table-cell table:formula="of:=[.D120]+[.B121]" office:value-type="float" office:value="49748" calcext:value-type="float">
            <text:p>49748</text:p>
          </table:table-cell>
          <table:table-cell table:formula="of:=[.E120]+[.C121]" office:value-type="float" office:value="11069" calcext:value-type="float">
            <text:p>1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[.D121]+[.B122]" office:value-type="float" office:value="50323" calcext:value-type="float">
            <text:p>50323</text:p>
          </table:table-cell>
          <table:table-cell table:formula="of:=[.E121]+[.C122]" office:value-type="float" office:value="11184" calcext:value-type="float">
            <text:p>11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520" calcext:value-type="float">
            <text:p>520</text:p>
          </table:table-cell>
          <table:table-cell office:value-type="float" office:value="107" calcext:value-type="float">
            <text:p>107</text:p>
          </table:table-cell>
          <table:table-cell table:formula="of:=[.D122]+[.B123]" office:value-type="float" office:value="50843" calcext:value-type="float">
            <text:p>50843</text:p>
          </table:table-cell>
          <table:table-cell table:formula="of:=[.E122]+[.C123]" office:value-type="float" office:value="11291" calcext:value-type="float">
            <text:p>1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443" calcext:value-type="float">
            <text:p>443</text:p>
          </table:table-cell>
          <table:table-cell office:value-type="float" office:value="125" calcext:value-type="float">
            <text:p>125</text:p>
          </table:table-cell>
          <table:table-cell table:formula="of:=[.D123]+[.B124]" office:value-type="float" office:value="51286" calcext:value-type="float">
            <text:p>51286</text:p>
          </table:table-cell>
          <table:table-cell table:formula="of:=[.E123]+[.C124]" office:value-type="float" office:value="11416" calcext:value-type="float">
            <text:p>11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table:formula="of:=[.D124]+[.B125]" office:value-type="float" office:value="51734" calcext:value-type="float">
            <text:p>51734</text:p>
          </table:table-cell>
          <table:table-cell table:formula="of:=[.E124]+[.C125]" office:value-type="float" office:value="11526" calcext:value-type="float">
            <text:p>11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table:formula="of:=[.D125]+[.B126]" office:value-type="float" office:value="51865" calcext:value-type="float">
            <text:p>51865</text:p>
          </table:table-cell>
          <table:table-cell table:formula="of:=[.E125]+[.C126]" office:value-type="float" office:value="11562" calcext:value-type="float">
            <text:p>11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D126]+[.B127]" office:value-type="float" office:value="51913" calcext:value-type="float">
            <text:p>51913</text:p>
          </table:table-cell>
          <table:table-cell table:formula="of:=[.E126]+[.C127]" office:value-type="float" office:value="11573" calcext:value-type="float">
            <text:p>11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table:formula="of:=[.D127]+[.B128]" office:value-type="float" office:value="52374" calcext:value-type="float">
            <text:p>52374</text:p>
          </table:table-cell>
          <table:table-cell table:formula="of:=[.E127]+[.C128]" office:value-type="float" office:value="11673" calcext:value-type="float">
            <text:p>11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653" calcext:value-type="float">
            <text:p>653</text:p>
          </table:table-cell>
          <table:table-cell office:value-type="float" office:value="151" calcext:value-type="float">
            <text:p>151</text:p>
          </table:table-cell>
          <table:table-cell table:formula="of:=[.D128]+[.B129]" office:value-type="float" office:value="53027" calcext:value-type="float">
            <text:p>53027</text:p>
          </table:table-cell>
          <table:table-cell table:formula="of:=[.E128]+[.C129]" office:value-type="float" office:value="11824" calcext:value-type="float">
            <text:p>1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621" calcext:value-type="float">
            <text:p>621</text:p>
          </table:table-cell>
          <table:table-cell office:value-type="float" office:value="130" calcext:value-type="float">
            <text:p>130</text:p>
          </table:table-cell>
          <table:table-cell table:formula="of:=[.D129]+[.B130]" office:value-type="float" office:value="53648" calcext:value-type="float">
            <text:p>53648</text:p>
          </table:table-cell>
          <table:table-cell table:formula="of:=[.E129]+[.C130]" office:value-type="float" office:value="11954" calcext:value-type="float">
            <text:p>11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table:formula="of:=[.D130]+[.B131]" office:value-type="float" office:value="54145" calcext:value-type="float">
            <text:p>54145</text:p>
          </table:table-cell>
          <table:table-cell table:formula="of:=[.E130]+[.C131]" office:value-type="float" office:value="12099" calcext:value-type="float">
            <text:p>12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571" calcext:value-type="float">
            <text:p>571</text:p>
          </table:table-cell>
          <table:table-cell office:value-type="float" office:value="145" calcext:value-type="float">
            <text:p>145</text:p>
          </table:table-cell>
          <table:table-cell table:formula="of:=[.D131]+[.B132]" office:value-type="float" office:value="54716" calcext:value-type="float">
            <text:p>54716</text:p>
          </table:table-cell>
          <table:table-cell table:formula="of:=[.E131]+[.C132]" office:value-type="float" office:value="12244" calcext:value-type="float">
            <text:p>12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table:formula="of:=[.D132]+[.B133]" office:value-type="float" office:value="54920" calcext:value-type="float">
            <text:p>54920</text:p>
          </table:table-cell>
          <table:table-cell table:formula="of:=[.E132]+[.C133]" office:value-type="float" office:value="12294" calcext:value-type="float">
            <text:p>1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formula="of:=[.D133]+[.B134]" office:value-type="float" office:value="54984" calcext:value-type="float">
            <text:p>54984</text:p>
          </table:table-cell>
          <table:table-cell table:formula="of:=[.E133]+[.C134]" office:value-type="float" office:value="12313" calcext:value-type="float">
            <text:p>12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D134]+[.B135]" office:value-type="float" office:value="55044" calcext:value-type="float">
            <text:p>55044</text:p>
          </table:table-cell>
          <table:table-cell table:formula="of:=[.E134]+[.C135]" office:value-type="float" office:value="12341" calcext:value-type="float">
            <text:p>12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638" calcext:value-type="float">
            <text:p>638</text:p>
          </table:table-cell>
          <table:table-cell office:value-type="float" office:value="158" calcext:value-type="float">
            <text:p>158</text:p>
          </table:table-cell>
          <table:table-cell table:formula="of:=[.D135]+[.B136]" office:value-type="float" office:value="55682" calcext:value-type="float">
            <text:p>55682</text:p>
          </table:table-cell>
          <table:table-cell table:formula="of:=[.E135]+[.C136]" office:value-type="float" office:value="12499" calcext:value-type="float">
            <text:p>12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954" calcext:value-type="float">
            <text:p>954</text:p>
          </table:table-cell>
          <table:table-cell office:value-type="float" office:value="241" calcext:value-type="float">
            <text:p>241</text:p>
          </table:table-cell>
          <table:table-cell table:formula="of:=[.D136]+[.B137]" office:value-type="float" office:value="56636" calcext:value-type="float">
            <text:p>56636</text:p>
          </table:table-cell>
          <table:table-cell table:formula="of:=[.E136]+[.C137]" office:value-type="float" office:value="12740" calcext:value-type="float">
            <text:p>12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768" calcext:value-type="float">
            <text:p>768</text:p>
          </table:table-cell>
          <table:table-cell office:value-type="float" office:value="212" calcext:value-type="float">
            <text:p>212</text:p>
          </table:table-cell>
          <table:table-cell table:formula="of:=[.D137]+[.B138]" office:value-type="float" office:value="57404" calcext:value-type="float">
            <text:p>57404</text:p>
          </table:table-cell>
          <table:table-cell table:formula="of:=[.E137]+[.C138]" office:value-type="float" office:value="12952" calcext:value-type="float">
            <text:p>12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749" calcext:value-type="float">
            <text:p>749</text:p>
          </table:table-cell>
          <table:table-cell office:value-type="float" office:value="193" calcext:value-type="float">
            <text:p>193</text:p>
          </table:table-cell>
          <table:table-cell table:formula="of:=[.D138]+[.B139]" office:value-type="float" office:value="58153" calcext:value-type="float">
            <text:p>58153</text:p>
          </table:table-cell>
          <table:table-cell table:formula="of:=[.E138]+[.C139]" office:value-type="float" office:value="13145" calcext:value-type="float">
            <text:p>13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table:formula="of:=[.D139]+[.B140]" office:value-type="float" office:value="58398" calcext:value-type="float">
            <text:p>58398</text:p>
          </table:table-cell>
          <table:table-cell table:formula="of:=[.E139]+[.C140]" office:value-type="float" office:value="13219" calcext:value-type="float">
            <text:p>13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formula="of:=[.D140]+[.B141]" office:value-type="float" office:value="58459" calcext:value-type="float">
            <text:p>58459</text:p>
          </table:table-cell>
          <table:table-cell table:formula="of:=[.E140]+[.C141]" office:value-type="float" office:value="13234" calcext:value-type="float">
            <text:p>13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644" calcext:value-type="float">
            <text:p>644</text:p>
          </table:table-cell>
          <table:table-cell office:value-type="float" office:value="216" calcext:value-type="float">
            <text:p>216</text:p>
          </table:table-cell>
          <table:table-cell table:formula="of:=[.D141]+[.B142]" office:value-type="float" office:value="59103" calcext:value-type="float">
            <text:p>59103</text:p>
          </table:table-cell>
          <table:table-cell table:formula="of:=[.E141]+[.C142]" office:value-type="float" office:value="13450" calcext:value-type="float">
            <text:p>13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803" calcext:value-type="float">
            <text:p>803</text:p>
          </table:table-cell>
          <table:table-cell office:value-type="float" office:value="182" calcext:value-type="float">
            <text:p>182</text:p>
          </table:table-cell>
          <table:table-cell table:formula="of:=[.D142]+[.B143]" office:value-type="float" office:value="59906" calcext:value-type="float">
            <text:p>59906</text:p>
          </table:table-cell>
          <table:table-cell table:formula="of:=[.E142]+[.C143]" office:value-type="float" office:value="13632" calcext:value-type="float">
            <text:p>1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682" calcext:value-type="float">
            <text:p>682</text:p>
          </table:table-cell>
          <table:table-cell office:value-type="float" office:value="175" calcext:value-type="float">
            <text:p>175</text:p>
          </table:table-cell>
          <table:table-cell table:formula="of:=[.D143]+[.B144]" office:value-type="float" office:value="60588" calcext:value-type="float">
            <text:p>60588</text:p>
          </table:table-cell>
          <table:table-cell table:formula="of:=[.E143]+[.C144]" office:value-type="float" office:value="13807" calcext:value-type="float">
            <text:p>1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595" calcext:value-type="float">
            <text:p>595</text:p>
          </table:table-cell>
          <table:table-cell office:value-type="float" office:value="176" calcext:value-type="float">
            <text:p>176</text:p>
          </table:table-cell>
          <table:table-cell table:formula="of:=[.D144]+[.B145]" office:value-type="float" office:value="61183" calcext:value-type="float">
            <text:p>61183</text:p>
          </table:table-cell>
          <table:table-cell table:formula="of:=[.E144]+[.C145]" office:value-type="float" office:value="13983" calcext:value-type="float">
            <text:p>13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616" calcext:value-type="float">
            <text:p>616</text:p>
          </table:table-cell>
          <table:table-cell office:value-type="float" office:value="141" calcext:value-type="float">
            <text:p>141</text:p>
          </table:table-cell>
          <table:table-cell table:formula="of:=[.D145]+[.B146]" office:value-type="float" office:value="61799" calcext:value-type="float">
            <text:p>61799</text:p>
          </table:table-cell>
          <table:table-cell table:formula="of:=[.E145]+[.C146]" office:value-type="float" office:value="14124" calcext:value-type="float">
            <text:p>14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table:formula="of:=[.D146]+[.B147]" office:value-type="float" office:value="62006" calcext:value-type="float">
            <text:p>62006</text:p>
          </table:table-cell>
          <table:table-cell table:formula="of:=[.E146]+[.C147]" office:value-type="float" office:value="14176" calcext:value-type="float">
            <text:p>14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formula="of:=[.D147]+[.B148]" office:value-type="float" office:value="62107" calcext:value-type="float">
            <text:p>62107</text:p>
          </table:table-cell>
          <table:table-cell table:formula="of:=[.E147]+[.C148]" office:value-type="float" office:value="14224" calcext:value-type="float">
            <text:p>1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601" calcext:value-type="float">
            <text:p>601</text:p>
          </table:table-cell>
          <table:table-cell office:value-type="float" office:value="164" calcext:value-type="float">
            <text:p>164</text:p>
          </table:table-cell>
          <table:table-cell table:formula="of:=[.D148]+[.B149]" office:value-type="float" office:value="62708" calcext:value-type="float">
            <text:p>62708</text:p>
          </table:table-cell>
          <table:table-cell table:formula="of:=[.E148]+[.C149]" office:value-type="float" office:value="14388" calcext:value-type="float">
            <text:p>1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740" calcext:value-type="float">
            <text:p>740</text:p>
          </table:table-cell>
          <table:table-cell office:value-type="float" office:value="201" calcext:value-type="float">
            <text:p>201</text:p>
          </table:table-cell>
          <table:table-cell table:formula="of:=[.D149]+[.B150]" office:value-type="float" office:value="63448" calcext:value-type="float">
            <text:p>63448</text:p>
          </table:table-cell>
          <table:table-cell table:formula="of:=[.E149]+[.C150]" office:value-type="float" office:value="14589" calcext:value-type="float">
            <text:p>14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694" calcext:value-type="float">
            <text:p>694</text:p>
          </table:table-cell>
          <table:table-cell office:value-type="float" office:value="175" calcext:value-type="float">
            <text:p>175</text:p>
          </table:table-cell>
          <table:table-cell table:formula="of:=[.D150]+[.B151]" office:value-type="float" office:value="64142" calcext:value-type="float">
            <text:p>64142</text:p>
          </table:table-cell>
          <table:table-cell table:formula="of:=[.E150]+[.C151]" office:value-type="float" office:value="14764" calcext:value-type="float">
            <text:p>14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539" calcext:value-type="float">
            <text:p>539</text:p>
          </table:table-cell>
          <table:table-cell office:value-type="float" office:value="149" calcext:value-type="float">
            <text:p>149</text:p>
          </table:table-cell>
          <table:table-cell table:formula="of:=[.D151]+[.B152]" office:value-type="float" office:value="64681" calcext:value-type="float">
            <text:p>64681</text:p>
          </table:table-cell>
          <table:table-cell table:formula="of:=[.E151]+[.C152]" office:value-type="float" office:value="14913" calcext:value-type="float">
            <text:p>14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513" calcext:value-type="float">
            <text:p>513</text:p>
          </table:table-cell>
          <table:table-cell office:value-type="float" office:value="136" calcext:value-type="float">
            <text:p>136</text:p>
          </table:table-cell>
          <table:table-cell table:formula="of:=[.D152]+[.B153]" office:value-type="float" office:value="65194" calcext:value-type="float">
            <text:p>65194</text:p>
          </table:table-cell>
          <table:table-cell table:formula="of:=[.E152]+[.C153]" office:value-type="float" office:value="15049" calcext:value-type="float">
            <text:p>15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table:formula="of:=[.D153]+[.B154]" office:value-type="float" office:value="65387" calcext:value-type="float">
            <text:p>65387</text:p>
          </table:table-cell>
          <table:table-cell table:formula="of:=[.E153]+[.C154]" office:value-type="float" office:value="15098" calcext:value-type="float">
            <text:p>15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54]+[.B155]" office:value-type="float" office:value="65409" calcext:value-type="float">
            <text:p>65409</text:p>
          </table:table-cell>
          <table:table-cell table:formula="of:=[.E154]+[.C155]" office:value-type="float" office:value="15102" calcext:value-type="float">
            <text:p>15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460" calcext:value-type="float">
            <text:p>460</text:p>
          </table:table-cell>
          <table:table-cell office:value-type="float" office:value="99" calcext:value-type="float">
            <text:p>99</text:p>
          </table:table-cell>
          <table:table-cell table:formula="of:=[.D155]+[.B156]" office:value-type="float" office:value="65869" calcext:value-type="float">
            <text:p>65869</text:p>
          </table:table-cell>
          <table:table-cell table:formula="of:=[.E155]+[.C156]" office:value-type="float" office:value="15201" calcext:value-type="float">
            <text:p>15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636" calcext:value-type="float">
            <text:p>636</text:p>
          </table:table-cell>
          <table:table-cell office:value-type="float" office:value="179" calcext:value-type="float">
            <text:p>179</text:p>
          </table:table-cell>
          <table:table-cell table:formula="of:=[.D156]+[.B157]" office:value-type="float" office:value="66505" calcext:value-type="float">
            <text:p>66505</text:p>
          </table:table-cell>
          <table:table-cell table:formula="of:=[.E156]+[.C157]" office:value-type="float" office:value="15380" calcext:value-type="float">
            <text:p>15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541" calcext:value-type="float">
            <text:p>541</text:p>
          </table:table-cell>
          <table:table-cell office:value-type="float" office:value="139" calcext:value-type="float">
            <text:p>139</text:p>
          </table:table-cell>
          <table:table-cell table:formula="of:=[.D157]+[.B158]" office:value-type="float" office:value="67046" calcext:value-type="float">
            <text:p>67046</text:p>
          </table:table-cell>
          <table:table-cell table:formula="of:=[.E157]+[.C158]" office:value-type="float" office:value="15519" calcext:value-type="float">
            <text:p>15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429" calcext:value-type="float">
            <text:p>429</text:p>
          </table:table-cell>
          <table:table-cell office:value-type="float" office:value="129" calcext:value-type="float">
            <text:p>129</text:p>
          </table:table-cell>
          <table:table-cell table:formula="of:=[.D158]+[.B159]" office:value-type="float" office:value="67475" calcext:value-type="float">
            <text:p>67475</text:p>
          </table:table-cell>
          <table:table-cell table:formula="of:=[.E158]+[.C159]" office:value-type="float" office:value="15648" calcext:value-type="float">
            <text:p>15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423" calcext:value-type="float">
            <text:p>423</text:p>
          </table:table-cell>
          <table:table-cell office:value-type="float" office:value="99" calcext:value-type="float">
            <text:p>99</text:p>
          </table:table-cell>
          <table:table-cell table:formula="of:=[.D159]+[.B160]" office:value-type="float" office:value="67898" calcext:value-type="float">
            <text:p>67898</text:p>
          </table:table-cell>
          <table:table-cell table:formula="of:=[.E159]+[.C160]" office:value-type="float" office:value="15747" calcext:value-type="float">
            <text:p>15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table:formula="of:=[.D160]+[.B161]" office:value-type="float" office:value="68042" calcext:value-type="float">
            <text:p>68042</text:p>
          </table:table-cell>
          <table:table-cell table:formula="of:=[.E160]+[.C161]" office:value-type="float" office:value="15782" calcext:value-type="float">
            <text:p>15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D161]+[.B162]" office:value-type="float" office:value="68079" calcext:value-type="float">
            <text:p>68079</text:p>
          </table:table-cell>
          <table:table-cell table:formula="of:=[.E161]+[.C162]" office:value-type="float" office:value="15796" calcext:value-type="float">
            <text:p>15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D162]+[.B163]" office:value-type="float" office:value="68107" calcext:value-type="float">
            <text:p>68107</text:p>
          </table:table-cell>
          <table:table-cell table:formula="of:=[.E162]+[.C163]" office:value-type="float" office:value="15802" calcext:value-type="float">
            <text:p>15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349" calcext:value-type="float">
            <text:p>349</text:p>
          </table:table-cell>
          <table:table-cell office:value-type="float" office:value="82" calcext:value-type="float">
            <text:p>82</text:p>
          </table:table-cell>
          <table:table-cell table:formula="of:=[.D163]+[.B164]" office:value-type="float" office:value="68456" calcext:value-type="float">
            <text:p>68456</text:p>
          </table:table-cell>
          <table:table-cell table:formula="of:=[.E163]+[.C164]" office:value-type="float" office:value="15884" calcext:value-type="float">
            <text:p>15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510" calcext:value-type="float">
            <text:p>510</text:p>
          </table:table-cell>
          <table:table-cell office:value-type="float" office:value="158" calcext:value-type="float">
            <text:p>158</text:p>
          </table:table-cell>
          <table:table-cell table:formula="of:=[.D164]+[.B165]" office:value-type="float" office:value="68966" calcext:value-type="float">
            <text:p>68966</text:p>
          </table:table-cell>
          <table:table-cell table:formula="of:=[.E164]+[.C165]" office:value-type="float" office:value="16042" calcext:value-type="float">
            <text:p>16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453" calcext:value-type="float">
            <text:p>453</text:p>
          </table:table-cell>
          <table:table-cell office:value-type="float" office:value="117" calcext:value-type="float">
            <text:p>117</text:p>
          </table:table-cell>
          <table:table-cell table:formula="of:=[.D165]+[.B166]" office:value-type="float" office:value="69419" calcext:value-type="float">
            <text:p>69419</text:p>
          </table:table-cell>
          <table:table-cell table:formula="of:=[.E165]+[.C166]" office:value-type="float" office:value="16159" calcext:value-type="float">
            <text:p>16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421" calcext:value-type="float">
            <text:p>421</text:p>
          </table:table-cell>
          <table:table-cell office:value-type="float" office:value="109" calcext:value-type="float">
            <text:p>109</text:p>
          </table:table-cell>
          <table:table-cell table:formula="of:=[.D166]+[.B167]" office:value-type="float" office:value="69840" calcext:value-type="float">
            <text:p>69840</text:p>
          </table:table-cell>
          <table:table-cell table:formula="of:=[.E166]+[.C167]" office:value-type="float" office:value="16268" calcext:value-type="float">
            <text:p>16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formula="of:=[.D167]+[.B168]" office:value-type="float" office:value="69987" calcext:value-type="float">
            <text:p>69987</text:p>
          </table:table-cell>
          <table:table-cell table:formula="of:=[.E167]+[.C168]" office:value-type="float" office:value="16311" calcext:value-type="float">
            <text:p>16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168]+[.B169]" office:value-type="float" office:value="70009" calcext:value-type="float">
            <text:p>70009</text:p>
          </table:table-cell>
          <table:table-cell table:formula="of:=[.E168]+[.C169]" office:value-type="float" office:value="16322" calcext:value-type="float">
            <text:p>16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319" calcext:value-type="float">
            <text:p>319</text:p>
          </table:table-cell>
          <table:table-cell office:value-type="float" office:value="84" calcext:value-type="float">
            <text:p>84</text:p>
          </table:table-cell>
          <table:table-cell table:formula="of:=[.D169]+[.B170]" office:value-type="float" office:value="70328" calcext:value-type="float">
            <text:p>70328</text:p>
          </table:table-cell>
          <table:table-cell table:formula="of:=[.E169]+[.C170]" office:value-type="float" office:value="16406" calcext:value-type="float">
            <text:p>16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  <table:table-cell table:formula="of:=[.D170]+[.B171]" office:value-type="float" office:value="70671" calcext:value-type="float">
            <text:p>70671</text:p>
          </table:table-cell>
          <table:table-cell table:formula="of:=[.E170]+[.C171]" office:value-type="float" office:value="16493" calcext:value-type="float">
            <text:p>16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342" calcext:value-type="float">
            <text:p>342</text:p>
          </table:table-cell>
          <table:table-cell office:value-type="float" office:value="88" calcext:value-type="float">
            <text:p>88</text:p>
          </table:table-cell>
          <table:table-cell table:formula="of:=[.D171]+[.B172]" office:value-type="float" office:value="71013" calcext:value-type="float">
            <text:p>71013</text:p>
          </table:table-cell>
          <table:table-cell table:formula="of:=[.E171]+[.C172]" office:value-type="float" office:value="16581" calcext:value-type="float">
            <text:p>16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[.D172]+[.B173]" office:value-type="float" office:value="71302" calcext:value-type="float">
            <text:p>71302</text:p>
          </table:table-cell>
          <table:table-cell table:formula="of:=[.E172]+[.C173]" office:value-type="float" office:value="16661" calcext:value-type="float">
            <text:p>16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table:formula="of:=[.D173]+[.B174]" office:value-type="float" office:value="71600" calcext:value-type="float">
            <text:p>71600</text:p>
          </table:table-cell>
          <table:table-cell table:formula="of:=[.E173]+[.C174]" office:value-type="float" office:value="16761" calcext:value-type="float">
            <text:p>16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formula="of:=[.D174]+[.B175]" office:value-type="float" office:value="71655" calcext:value-type="float">
            <text:p>71655</text:p>
          </table:table-cell>
          <table:table-cell table:formula="of:=[.E174]+[.C175]" office:value-type="float" office:value="16782" calcext:value-type="float">
            <text:p>16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75]+[.B176]" office:value-type="float" office:value="71666" calcext:value-type="float">
            <text:p>71666</text:p>
          </table:table-cell>
          <table:table-cell table:formula="of:=[.E175]+[.C176]" office:value-type="float" office:value="16789" calcext:value-type="float">
            <text:p>16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table:formula="of:=[.D176]+[.B177]" office:value-type="float" office:value="71911" calcext:value-type="float">
            <text:p>71911</text:p>
          </table:table-cell>
          <table:table-cell table:formula="of:=[.E176]+[.C177]" office:value-type="float" office:value="16862" calcext:value-type="float">
            <text:p>16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29" calcext:value-type="float">
            <text:p>329</text:p>
          </table:table-cell>
          <table:table-cell office:value-type="float" office:value="74" calcext:value-type="float">
            <text:p>74</text:p>
          </table:table-cell>
          <table:table-cell table:formula="of:=[.D177]+[.B178]" office:value-type="float" office:value="72240" calcext:value-type="float">
            <text:p>72240</text:p>
          </table:table-cell>
          <table:table-cell table:formula="of:=[.E177]+[.C178]" office:value-type="float" office:value="16936" calcext:value-type="float">
            <text:p>16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table:formula="of:=[.D178]+[.B179]" office:value-type="float" office:value="72490" calcext:value-type="float">
            <text:p>72490</text:p>
          </table:table-cell>
          <table:table-cell table:formula="of:=[.E178]+[.C179]" office:value-type="float" office:value="17004" calcext:value-type="float">
            <text:p>17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[.D179]+[.B180]" office:value-type="float" office:value="72681" calcext:value-type="float">
            <text:p>72681</text:p>
          </table:table-cell>
          <table:table-cell table:formula="of:=[.E179]+[.C180]" office:value-type="float" office:value="17060" calcext:value-type="float">
            <text:p>17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  <table:table-cell table:formula="of:=[.D180]+[.B181]" office:value-type="float" office:value="72872" calcext:value-type="float">
            <text:p>72872</text:p>
          </table:table-cell>
          <table:table-cell table:formula="of:=[.E180]+[.C181]" office:value-type="float" office:value="17104" calcext:value-type="float">
            <text:p>17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D181]+[.B182]" office:value-type="float" office:value="72918" calcext:value-type="float">
            <text:p>72918</text:p>
          </table:table-cell>
          <table:table-cell table:formula="of:=[.E181]+[.C182]" office:value-type="float" office:value="17112" calcext:value-type="float">
            <text:p>17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82]+[.B183]" office:value-type="float" office:value="72935" calcext:value-type="float">
            <text:p>72935</text:p>
          </table:table-cell>
          <table:table-cell table:formula="of:=[.E182]+[.C183]" office:value-type="float" office:value="17117" calcext:value-type="float">
            <text:p>17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table:formula="of:=[.D183]+[.B184]" office:value-type="float" office:value="73086" calcext:value-type="float">
            <text:p>73086</text:p>
          </table:table-cell>
          <table:table-cell table:formula="of:=[.E183]+[.C184]" office:value-type="float" office:value="17158" calcext:value-type="float">
            <text:p>17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table:formula="of:=[.D184]+[.B185]" office:value-type="float" office:value="73295" calcext:value-type="float">
            <text:p>73295</text:p>
          </table:table-cell>
          <table:table-cell table:formula="of:=[.E184]+[.C185]" office:value-type="float" office:value="17213" calcext:value-type="float">
            <text:p>17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formula="of:=[.D185]+[.B186]" office:value-type="float" office:value="73430" calcext:value-type="float">
            <text:p>73430</text:p>
          </table:table-cell>
          <table:table-cell table:formula="of:=[.E185]+[.C186]" office:value-type="float" office:value="17243" calcext:value-type="float">
            <text:p>17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D186]+[.B187]" office:value-type="float" office:value="73547" calcext:value-type="float">
            <text:p>73547</text:p>
          </table:table-cell>
          <table:table-cell table:formula="of:=[.E186]+[.C187]" office:value-type="float" office:value="17278" calcext:value-type="float">
            <text:p>1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formula="of:=[.D187]+[.B188]" office:value-type="float" office:value="73672" calcext:value-type="float">
            <text:p>73672</text:p>
          </table:table-cell>
          <table:table-cell table:formula="of:=[.E187]+[.C188]" office:value-type="float" office:value="17310" calcext:value-type="float">
            <text:p>17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formula="of:=[.D188]+[.B189]" office:value-type="float" office:value="73728" calcext:value-type="float">
            <text:p>73728</text:p>
          </table:table-cell>
          <table:table-cell table:formula="of:=[.E188]+[.C189]" office:value-type="float" office:value="17333" calcext:value-type="float">
            <text:p>17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89]+[.B190]" office:value-type="float" office:value="73735" calcext:value-type="float">
            <text:p>73735</text:p>
          </table:table-cell>
          <table:table-cell table:formula="of:=[.E189]+[.C190]" office:value-type="float" office:value="17338" calcext:value-type="float">
            <text:p>17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table:formula="of:=[.D190]+[.B191]" office:value-type="float" office:value="73846" calcext:value-type="float">
            <text:p>73846</text:p>
          </table:table-cell>
          <table:table-cell table:formula="of:=[.E190]+[.C191]" office:value-type="float" office:value="17373" calcext:value-type="float">
            <text:p>17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[.D191]+[.B192]" office:value-type="float" office:value="73974" calcext:value-type="float">
            <text:p>73974</text:p>
          </table:table-cell>
          <table:table-cell table:formula="of:=[.E191]+[.C192]" office:value-type="float" office:value="17404" calcext:value-type="float">
            <text:p>17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formula="of:=[.D192]+[.B193]" office:value-type="float" office:value="74065" calcext:value-type="float">
            <text:p>74065</text:p>
          </table:table-cell>
          <table:table-cell table:formula="of:=[.E192]+[.C193]" office:value-type="float" office:value="17434" calcext:value-type="float">
            <text:p>1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D193]+[.B194]" office:value-type="float" office:value="74091" calcext:value-type="float">
            <text:p>74091</text:p>
          </table:table-cell>
          <table:table-cell table:formula="of:=[.E193]+[.C194]" office:value-type="float" office:value="17441" calcext:value-type="float">
            <text:p>17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D194]+[.B195]" office:value-type="float" office:value="74129" calcext:value-type="float">
            <text:p>74129</text:p>
          </table:table-cell>
          <table:table-cell table:formula="of:=[.E194]+[.C195]" office:value-type="float" office:value="17449" calcext:value-type="float">
            <text:p>17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95]+[.B196]" office:value-type="float" office:value="74142" calcext:value-type="float">
            <text:p>74142</text:p>
          </table:table-cell>
          <table:table-cell table:formula="of:=[.E195]+[.C196]" office:value-type="float" office:value="17453" calcext:value-type="float">
            <text:p>17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96]+[.B197]" office:value-type="float" office:value="74150" calcext:value-type="float">
            <text:p>74150</text:p>
          </table:table-cell>
          <table:table-cell table:formula="of:=[.E196]+[.C197]" office:value-type="float" office:value="17455" calcext:value-type="float">
            <text:p>17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table:formula="of:=[.D197]+[.B198]" office:value-type="float" office:value="74245" calcext:value-type="float">
            <text:p>74245</text:p>
          </table:table-cell>
          <table:table-cell table:formula="of:=[.E197]+[.C198]" office:value-type="float" office:value="17481" calcext:value-type="float">
            <text:p>1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formula="of:=[.D198]+[.B199]" office:value-type="float" office:value="74353" calcext:value-type="float">
            <text:p>74353</text:p>
          </table:table-cell>
          <table:table-cell table:formula="of:=[.E198]+[.C199]" office:value-type="float" office:value="17508" calcext:value-type="float">
            <text:p>17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formula="of:=[.D199]+[.B200]" office:value-type="float" office:value="74437" calcext:value-type="float">
            <text:p>74437</text:p>
          </table:table-cell>
          <table:table-cell table:formula="of:=[.E199]+[.C200]" office:value-type="float" office:value="17530" calcext:value-type="float">
            <text:p>17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[.D200]+[.B201]" office:value-type="float" office:value="74505" calcext:value-type="float">
            <text:p>74505</text:p>
          </table:table-cell>
          <table:table-cell table:formula="of:=[.E200]+[.C201]" office:value-type="float" office:value="17549" calcext:value-type="float">
            <text:p>17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D201]+[.B202]" office:value-type="float" office:value="74552" calcext:value-type="float">
            <text:p>74552</text:p>
          </table:table-cell>
          <table:table-cell table:formula="of:=[.E201]+[.C202]" office:value-type="float" office:value="17564" calcext:value-type="float">
            <text:p>1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02]+[.B203]" office:value-type="float" office:value="74563" calcext:value-type="float">
            <text:p>74563</text:p>
          </table:table-cell>
          <table:table-cell table:formula="of:=[.E202]+[.C203]" office:value-type="float" office:value="17569" calcext:value-type="float">
            <text:p>1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03]+[.B204]" office:value-type="float" office:value="74564" calcext:value-type="float">
            <text:p>74564</text:p>
          </table:table-cell>
          <table:table-cell table:formula="of:=[.E203]+[.C204]" office:value-type="float" office:value="17569" calcext:value-type="float">
            <text:p>1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D204]+[.B205]" office:value-type="float" office:value="74616" calcext:value-type="float">
            <text:p>74616</text:p>
          </table:table-cell>
          <table:table-cell table:formula="of:=[.E204]+[.C205]" office:value-type="float" office:value="17579" calcext:value-type="float">
            <text:p>17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[.D205]+[.B206]" office:value-type="float" office:value="74678" calcext:value-type="float">
            <text:p>74678</text:p>
          </table:table-cell>
          <table:table-cell table:formula="of:=[.E205]+[.C206]" office:value-type="float" office:value="17591" calcext:value-type="float">
            <text:p>17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[.D206]+[.B207]" office:value-type="float" office:value="74724" calcext:value-type="float">
            <text:p>74724</text:p>
          </table:table-cell>
          <table:table-cell table:formula="of:=[.E206]+[.C207]" office:value-type="float" office:value="17604" calcext:value-type="float">
            <text:p>1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[.D207]+[.B208]" office:value-type="float" office:value="74772" calcext:value-type="float">
            <text:p>74772</text:p>
          </table:table-cell>
          <table:table-cell table:formula="of:=[.E207]+[.C208]" office:value-type="float" office:value="17616" calcext:value-type="float">
            <text:p>17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D208]+[.B209]" office:value-type="float" office:value="74813" calcext:value-type="float">
            <text:p>74813</text:p>
          </table:table-cell>
          <table:table-cell table:formula="of:=[.E208]+[.C209]" office:value-type="float" office:value="17631" calcext:value-type="float">
            <text:p>17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9]+[.B210]" office:value-type="float" office:value="74818" calcext:value-type="float">
            <text:p>74818</text:p>
          </table:table-cell>
          <table:table-cell table:formula="of:=[.E209]+[.C210]" office:value-type="float" office:value="17632" calcext:value-type="float">
            <text:p>17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10]+[.B211]" office:value-type="float" office:value="74819" calcext:value-type="float">
            <text:p>74819</text:p>
          </table:table-cell>
          <table:table-cell table:formula="of:=[.E210]+[.C211]" office:value-type="float" office:value="17632" calcext:value-type="float">
            <text:p>17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D211]+[.B212]" office:value-type="float" office:value="74848" calcext:value-type="float">
            <text:p>74848</text:p>
          </table:table-cell>
          <table:table-cell table:formula="of:=[.E211]+[.C212]" office:value-type="float" office:value="17647" calcext:value-type="float">
            <text:p>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D212]+[.B213]" office:value-type="float" office:value="74883" calcext:value-type="float">
            <text:p>74883</text:p>
          </table:table-cell>
          <table:table-cell table:formula="of:=[.E212]+[.C213]" office:value-type="float" office:value="17653" calcext:value-type="float">
            <text:p>17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213]+[.B214]" office:value-type="float" office:value="74907" calcext:value-type="float">
            <text:p>74907</text:p>
          </table:table-cell>
          <table:table-cell table:formula="of:=[.E213]+[.C214]" office:value-type="float" office:value="17657" calcext:value-type="float">
            <text:p>17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D214]+[.B215]" office:value-type="float" office:value="74943" calcext:value-type="float">
            <text:p>74943</text:p>
          </table:table-cell>
          <table:table-cell table:formula="of:=[.E214]+[.C215]" office:value-type="float" office:value="17663" calcext:value-type="float">
            <text:p>17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215]+[.B216]" office:value-type="float" office:value="74964" calcext:value-type="float">
            <text:p>74964</text:p>
          </table:table-cell>
          <table:table-cell table:formula="of:=[.E215]+[.C216]" office:value-type="float" office:value="17668" calcext:value-type="float">
            <text:p>1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16]+[.B217]" office:value-type="float" office:value="74969" calcext:value-type="float">
            <text:p>74969</text:p>
          </table:table-cell>
          <table:table-cell table:formula="of:=[.E216]+[.C217]" office:value-type="float" office:value="17668" calcext:value-type="float">
            <text:p>1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7]+[.B218]" office:value-type="float" office:value="74969" calcext:value-type="float">
            <text:p>74969</text:p>
          </table:table-cell>
          <table:table-cell table:formula="of:=[.E217]+[.C218]" office:value-type="float" office:value="17668" calcext:value-type="float">
            <text:p>1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218]+[.B219]" office:value-type="float" office:value="74995" calcext:value-type="float">
            <text:p>74995</text:p>
          </table:table-cell>
          <table:table-cell table:formula="of:=[.E218]+[.C219]" office:value-type="float" office:value="17677" calcext:value-type="float">
            <text:p>1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19]+[.B220]" office:value-type="float" office:value="75011" calcext:value-type="float">
            <text:p>75011</text:p>
          </table:table-cell>
          <table:table-cell table:formula="of:=[.E219]+[.C220]" office:value-type="float" office:value="17680" calcext:value-type="float">
            <text:p>17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220]+[.B221]" office:value-type="float" office:value="75034" calcext:value-type="float">
            <text:p>75034</text:p>
          </table:table-cell>
          <table:table-cell table:formula="of:=[.E220]+[.C221]" office:value-type="float" office:value="17687" calcext:value-type="float">
            <text:p>17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221]+[.B222]" office:value-type="float" office:value="75055" calcext:value-type="float">
            <text:p>75055</text:p>
          </table:table-cell>
          <table:table-cell table:formula="of:=[.E221]+[.C222]" office:value-type="float" office:value="17695" calcext:value-type="float">
            <text:p>17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22]+[.B223]" office:value-type="float" office:value="75073" calcext:value-type="float">
            <text:p>75073</text:p>
          </table:table-cell>
          <table:table-cell table:formula="of:=[.E222]+[.C223]" office:value-type="float" office:value="17700" calcext:value-type="float">
            <text:p>17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3]+[.B224]" office:value-type="float" office:value="75074" calcext:value-type="float">
            <text:p>75074</text:p>
          </table:table-cell>
          <table:table-cell table:formula="of:=[.E223]+[.C224]" office:value-type="float" office:value="17700" calcext:value-type="float">
            <text:p>17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4]+[.B225]" office:value-type="float" office:value="75075" calcext:value-type="float">
            <text:p>75075</text:p>
          </table:table-cell>
          <table:table-cell table:formula="of:=[.E224]+[.C225]" office:value-type="float" office:value="17700" calcext:value-type="float">
            <text:p>17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25]+[.B226]" office:value-type="float" office:value="75085" calcext:value-type="float">
            <text:p>75085</text:p>
          </table:table-cell>
          <table:table-cell table:formula="of:=[.E225]+[.C226]" office:value-type="float" office:value="17704" calcext:value-type="float">
            <text:p>17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26]+[.B227]" office:value-type="float" office:value="75102" calcext:value-type="float">
            <text:p>75102</text:p>
          </table:table-cell>
          <table:table-cell table:formula="of:=[.E226]+[.C227]" office:value-type="float" office:value="17715" calcext:value-type="float">
            <text:p>17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227]+[.B228]" office:value-type="float" office:value="75121" calcext:value-type="float">
            <text:p>75121</text:p>
          </table:table-cell>
          <table:table-cell table:formula="of:=[.E227]+[.C228]" office:value-type="float" office:value="17718" calcext:value-type="float">
            <text:p>17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228]+[.B229]" office:value-type="float" office:value="75138" calcext:value-type="float">
            <text:p>75138</text:p>
          </table:table-cell>
          <table:table-cell table:formula="of:=[.E228]+[.C229]" office:value-type="float" office:value="17721" calcext:value-type="float">
            <text:p>17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29]+[.B230]" office:value-type="float" office:value="75145" calcext:value-type="float">
            <text:p>75145</text:p>
          </table:table-cell>
          <table:table-cell table:formula="of:=[.E229]+[.C230]" office:value-type="float" office:value="17724" calcext:value-type="float">
            <text:p>17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30]+[.B231]" office:value-type="float" office:value="75146" calcext:value-type="float">
            <text:p>75146</text:p>
          </table:table-cell>
          <table:table-cell table:formula="of:=[.E230]+[.C231]" office:value-type="float" office:value="17724" calcext:value-type="float">
            <text:p>17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1]+[.B232]" office:value-type="float" office:value="75146" calcext:value-type="float">
            <text:p>75146</text:p>
          </table:table-cell>
          <table:table-cell table:formula="of:=[.E231]+[.C232]" office:value-type="float" office:value="17724" calcext:value-type="float">
            <text:p>17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32]+[.B233]" office:value-type="float" office:value="75159" calcext:value-type="float">
            <text:p>75159</text:p>
          </table:table-cell>
          <table:table-cell table:formula="of:=[.E232]+[.C233]" office:value-type="float" office:value="17731" calcext:value-type="float">
            <text:p>17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33]+[.B234]" office:value-type="float" office:value="75165" calcext:value-type="float">
            <text:p>75165</text:p>
          </table:table-cell>
          <table:table-cell table:formula="of:=[.E233]+[.C234]" office:value-type="float" office:value="17734" calcext:value-type="float">
            <text:p>17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34]+[.B235]" office:value-type="float" office:value="75177" calcext:value-type="float">
            <text:p>75177</text:p>
          </table:table-cell>
          <table:table-cell table:formula="of:=[.E234]+[.C235]" office:value-type="float" office:value="17736" calcext:value-type="float">
            <text:p>1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35]+[.B236]" office:value-type="float" office:value="75191" calcext:value-type="float">
            <text:p>75191</text:p>
          </table:table-cell>
          <table:table-cell table:formula="of:=[.E235]+[.C236]" office:value-type="float" office:value="17737" calcext:value-type="float">
            <text:p>17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36]+[.B237]" office:value-type="float" office:value="75198" calcext:value-type="float">
            <text:p>75198</text:p>
          </table:table-cell>
          <table:table-cell table:formula="of:=[.E236]+[.C237]" office:value-type="float" office:value="17739" calcext:value-type="float">
            <text:p>17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37]+[.B238]" office:value-type="float" office:value="75201" calcext:value-type="float">
            <text:p>75201</text:p>
          </table:table-cell>
          <table:table-cell table:formula="of:=[.E237]+[.C238]" office:value-type="float" office:value="17739" calcext:value-type="float">
            <text:p>17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8]+[.B239]" office:value-type="float" office:value="75201" calcext:value-type="float">
            <text:p>75201</text:p>
          </table:table-cell>
          <table:table-cell table:formula="of:=[.E238]+[.C239]" office:value-type="float" office:value="17739" calcext:value-type="float">
            <text:p>17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39]+[.B240]" office:value-type="float" office:value="75205" calcext:value-type="float">
            <text:p>75205</text:p>
          </table:table-cell>
          <table:table-cell table:formula="of:=[.E239]+[.C240]" office:value-type="float" office:value="17739" calcext:value-type="float">
            <text:p>17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40]+[.B241]" office:value-type="float" office:value="75208" calcext:value-type="float">
            <text:p>75208</text:p>
          </table:table-cell>
          <table:table-cell table:formula="of:=[.E240]+[.C241]" office:value-type="float" office:value="17739" calcext:value-type="float">
            <text:p>17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41]+[.B242]" office:value-type="float" office:value="75217" calcext:value-type="float">
            <text:p>75217</text:p>
          </table:table-cell>
          <table:table-cell table:formula="of:=[.E241]+[.C242]" office:value-type="float" office:value="17742" calcext:value-type="float">
            <text:p>17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42]+[.B243]" office:value-type="float" office:value="75221" calcext:value-type="float">
            <text:p>75221</text:p>
          </table:table-cell>
          <table:table-cell table:formula="of:=[.E242]+[.C243]" office:value-type="float" office:value="17744" calcext:value-type="float">
            <text:p>1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43]+[.B244]" office:value-type="float" office:value="75227" calcext:value-type="float">
            <text:p>75227</text:p>
          </table:table-cell>
          <table:table-cell table:formula="of:=[.E243]+[.C244]" office:value-type="float" office:value="17746" calcext:value-type="float">
            <text:p>17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44]+[.B245]" office:value-type="float" office:value="75228" calcext:value-type="float">
            <text:p>75228</text:p>
          </table:table-cell>
          <table:table-cell table:formula="of:=[.E244]+[.C245]" office:value-type="float" office:value="17746" calcext:value-type="float">
            <text:p>17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5]+[.B246]" office:value-type="float" office:value="75228" calcext:value-type="float">
            <text:p>75228</text:p>
          </table:table-cell>
          <table:table-cell table:formula="of:=[.E245]+[.C246]" office:value-type="float" office:value="17746" calcext:value-type="float">
            <text:p>17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46]+[.B247]" office:value-type="float" office:value="75235" calcext:value-type="float">
            <text:p>75235</text:p>
          </table:table-cell>
          <table:table-cell table:formula="of:=[.E246]+[.C247]" office:value-type="float" office:value="17747" calcext:value-type="float">
            <text:p>17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47]+[.B248]" office:value-type="float" office:value="75238" calcext:value-type="float">
            <text:p>75238</text:p>
          </table:table-cell>
          <table:table-cell table:formula="of:=[.E247]+[.C248]" office:value-type="float" office:value="17748" calcext:value-type="float">
            <text:p>17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8]+[.B249]" office:value-type="float" office:value="75243" calcext:value-type="float">
            <text:p>75243</text:p>
          </table:table-cell>
          <table:table-cell table:formula="of:=[.E248]+[.C249]" office:value-type="float" office:value="17749" calcext:value-type="float">
            <text:p>1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49]+[.B250]" office:value-type="float" office:value="75245" calcext:value-type="float">
            <text:p>75245</text:p>
          </table:table-cell>
          <table:table-cell table:formula="of:=[.E249]+[.C250]" office:value-type="float" office:value="17749" calcext:value-type="float">
            <text:p>1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50]+[.B251]" office:value-type="float" office:value="75247" calcext:value-type="float">
            <text:p>75247</text:p>
          </table:table-cell>
          <table:table-cell table:formula="of:=[.E250]+[.C251]" office:value-type="float" office:value="17750" calcext:value-type="float">
            <text:p>17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1]+[.B252]" office:value-type="float" office:value="75247" calcext:value-type="float">
            <text:p>75247</text:p>
          </table:table-cell>
          <table:table-cell table:formula="of:=[.E251]+[.C252]" office:value-type="float" office:value="17750" calcext:value-type="float">
            <text:p>17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2]+[.B253]" office:value-type="float" office:value="75247" calcext:value-type="float">
            <text:p>75247</text:p>
          </table:table-cell>
          <table:table-cell table:formula="of:=[.E252]+[.C253]" office:value-type="float" office:value="17750" calcext:value-type="float">
            <text:p>17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53]+[.B254]" office:value-type="float" office:value="75251" calcext:value-type="float">
            <text:p>75251</text:p>
          </table:table-cell>
          <table:table-cell table:formula="of:=[.E253]+[.C254]" office:value-type="float" office:value="17752" calcext:value-type="float">
            <text:p>17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54]+[.B255]" office:value-type="float" office:value="75255" calcext:value-type="float">
            <text:p>75255</text:p>
          </table:table-cell>
          <table:table-cell table:formula="of:=[.E254]+[.C255]" office:value-type="float" office:value="17752" calcext:value-type="float">
            <text:p>17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55]+[.B256]" office:value-type="float" office:value="75261" calcext:value-type="float">
            <text:p>75261</text:p>
          </table:table-cell>
          <table:table-cell table:formula="of:=[.E255]+[.C256]" office:value-type="float" office:value="17756" calcext:value-type="float">
            <text:p>17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6]+[.B257]" office:value-type="float" office:value="75267" calcext:value-type="float">
            <text:p>75267</text:p>
          </table:table-cell>
          <table:table-cell table:formula="of:=[.E256]+[.C257]" office:value-type="float" office:value="17759" calcext:value-type="float">
            <text:p>17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57]+[.B258]" office:value-type="float" office:value="75271" calcext:value-type="float">
            <text:p>75271</text:p>
          </table:table-cell>
          <table:table-cell table:formula="of:=[.E257]+[.C258]" office:value-type="float" office:value="17761" calcext:value-type="float">
            <text:p>1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8]+[.B259]" office:value-type="float" office:value="75271" calcext:value-type="float">
            <text:p>75271</text:p>
          </table:table-cell>
          <table:table-cell table:formula="of:=[.E258]+[.C259]" office:value-type="float" office:value="17761" calcext:value-type="float">
            <text:p>1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9]+[.B260]" office:value-type="float" office:value="75271" calcext:value-type="float">
            <text:p>75271</text:p>
          </table:table-cell>
          <table:table-cell table:formula="of:=[.E259]+[.C260]" office:value-type="float" office:value="17761" calcext:value-type="float">
            <text:p>1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0]+[.B261]" office:value-type="float" office:value="75271" calcext:value-type="float">
            <text:p>75271</text:p>
          </table:table-cell>
          <table:table-cell table:formula="of:=[.E260]+[.C261]" office:value-type="float" office:value="17761" calcext:value-type="float">
            <text:p>1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61]+[.B262]" office:value-type="float" office:value="75275" calcext:value-type="float">
            <text:p>75275</text:p>
          </table:table-cell>
          <table:table-cell table:formula="of:=[.E261]+[.C262]" office:value-type="float" office:value="17762" calcext:value-type="float">
            <text:p>17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62]+[.B263]" office:value-type="float" office:value="75277" calcext:value-type="float">
            <text:p>75277</text:p>
          </table:table-cell>
          <table:table-cell table:formula="of:=[.E262]+[.C263]" office:value-type="float" office:value="17763" calcext:value-type="float">
            <text:p>17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63]+[.B264]" office:value-type="float" office:value="75283" calcext:value-type="float">
            <text:p>75283</text:p>
          </table:table-cell>
          <table:table-cell table:formula="of:=[.E263]+[.C264]" office:value-type="float" office:value="17765" calcext:value-type="float">
            <text:p>1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64]+[.B265]" office:value-type="float" office:value="75285" calcext:value-type="float">
            <text:p>75285</text:p>
          </table:table-cell>
          <table:table-cell table:formula="of:=[.E264]+[.C265]" office:value-type="float" office:value="17765" calcext:value-type="float">
            <text:p>1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5]+[.B266]" office:value-type="float" office:value="75285" calcext:value-type="float">
            <text:p>75285</text:p>
          </table:table-cell>
          <table:table-cell table:formula="of:=[.E265]+[.C266]" office:value-type="float" office:value="17765" calcext:value-type="float">
            <text:p>1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6]+[.B267]" office:value-type="float" office:value="75285" calcext:value-type="float">
            <text:p>75285</text:p>
          </table:table-cell>
          <table:table-cell table:formula="of:=[.E266]+[.C267]" office:value-type="float" office:value="17765" calcext:value-type="float">
            <text:p>1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67]+[.B268]" office:value-type="float" office:value="75292" calcext:value-type="float">
            <text:p>75292</text:p>
          </table:table-cell>
          <table:table-cell table:formula="of:=[.E267]+[.C268]" office:value-type="float" office:value="17769" calcext:value-type="float">
            <text:p>17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68]+[.B269]" office:value-type="float" office:value="75293" calcext:value-type="float">
            <text:p>75293</text:p>
          </table:table-cell>
          <table:table-cell table:formula="of:=[.E268]+[.C269]" office:value-type="float" office:value="17769" calcext:value-type="float">
            <text:p>17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69]+[.B270]" office:value-type="float" office:value="75297" calcext:value-type="float">
            <text:p>75297</text:p>
          </table:table-cell>
          <table:table-cell table:formula="of:=[.E269]+[.C270]" office:value-type="float" office:value="17771" calcext:value-type="float">
            <text:p>17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70]+[.B271]" office:value-type="float" office:value="75301" calcext:value-type="float">
            <text:p>75301</text:p>
          </table:table-cell>
          <table:table-cell table:formula="of:=[.E270]+[.C271]" office:value-type="float" office:value="17774" calcext:value-type="float">
            <text:p>17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1]+[.B272]" office:value-type="float" office:value="75302" calcext:value-type="float">
            <text:p>75302</text:p>
          </table:table-cell>
          <table:table-cell table:formula="of:=[.E271]+[.C272]" office:value-type="float" office:value="17775" calcext:value-type="float">
            <text:p>17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2]+[.B273]" office:value-type="float" office:value="75302" calcext:value-type="float">
            <text:p>75302</text:p>
          </table:table-cell>
          <table:table-cell table:formula="of:=[.E272]+[.C273]" office:value-type="float" office:value="17775" calcext:value-type="float">
            <text:p>17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3]+[.B274]" office:value-type="float" office:value="75302" calcext:value-type="float">
            <text:p>75302</text:p>
          </table:table-cell>
          <table:table-cell table:formula="of:=[.E273]+[.C274]" office:value-type="float" office:value="17775" calcext:value-type="float">
            <text:p>17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74]+[.B275]" office:value-type="float" office:value="75310" calcext:value-type="float">
            <text:p>75310</text:p>
          </table:table-cell>
          <table:table-cell table:formula="of:=[.E274]+[.C275]" office:value-type="float" office:value="17779" calcext:value-type="float">
            <text:p>17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75]+[.B276]" office:value-type="float" office:value="75315" calcext:value-type="float">
            <text:p>75315</text:p>
          </table:table-cell>
          <table:table-cell table:formula="of:=[.E275]+[.C276]" office:value-type="float" office:value="17780" calcext:value-type="float">
            <text:p>17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76]+[.B277]" office:value-type="float" office:value="75318" calcext:value-type="float">
            <text:p>75318</text:p>
          </table:table-cell>
          <table:table-cell table:formula="of:=[.E276]+[.C277]" office:value-type="float" office:value="17782" calcext:value-type="float">
            <text:p>17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77]+[.B278]" office:value-type="float" office:value="75321" calcext:value-type="float">
            <text:p>75321</text:p>
          </table:table-cell>
          <table:table-cell table:formula="of:=[.E277]+[.C278]" office:value-type="float" office:value="17783" calcext:value-type="float">
            <text:p>17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78]+[.B279]" office:value-type="float" office:value="75326" calcext:value-type="float">
            <text:p>75326</text:p>
          </table:table-cell>
          <table:table-cell table:formula="of:=[.E278]+[.C279]" office:value-type="float" office:value="17784" calcext:value-type="float">
            <text:p>17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9]+[.B280]" office:value-type="float" office:value="75326" calcext:value-type="float">
            <text:p>75326</text:p>
          </table:table-cell>
          <table:table-cell table:formula="of:=[.E279]+[.C280]" office:value-type="float" office:value="17784" calcext:value-type="float">
            <text:p>17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0]+[.B281]" office:value-type="float" office:value="75326" calcext:value-type="float">
            <text:p>75326</text:p>
          </table:table-cell>
          <table:table-cell table:formula="of:=[.E280]+[.C281]" office:value-type="float" office:value="17784" calcext:value-type="float">
            <text:p>17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281]+[.B282]" office:value-type="float" office:value="75331" calcext:value-type="float">
            <text:p>75331</text:p>
          </table:table-cell>
          <table:table-cell table:formula="of:=[.E281]+[.C282]" office:value-type="float" office:value="17786" calcext:value-type="float">
            <text:p>17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82]+[.B283]" office:value-type="float" office:value="75344" calcext:value-type="float">
            <text:p>75344</text:p>
          </table:table-cell>
          <table:table-cell table:formula="of:=[.E282]+[.C283]" office:value-type="float" office:value="17791" calcext:value-type="float">
            <text:p>17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83]+[.B284]" office:value-type="float" office:value="75351" calcext:value-type="float">
            <text:p>75351</text:p>
          </table:table-cell>
          <table:table-cell table:formula="of:=[.E283]+[.C284]" office:value-type="float" office:value="17793" calcext:value-type="float">
            <text:p>17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84]+[.B285]" office:value-type="float" office:value="75356" calcext:value-type="float">
            <text:p>75356</text:p>
          </table:table-cell>
          <table:table-cell table:formula="of:=[.E284]+[.C285]" office:value-type="float" office:value="17794" calcext:value-type="float">
            <text:p>17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85]+[.B286]" office:value-type="float" office:value="75363" calcext:value-type="float">
            <text:p>75363</text:p>
          </table:table-cell>
          <table:table-cell table:formula="of:=[.E285]+[.C286]" office:value-type="float" office:value="17798" calcext:value-type="float">
            <text:p>17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6]+[.B287]" office:value-type="float" office:value="75363" calcext:value-type="float">
            <text:p>75363</text:p>
          </table:table-cell>
          <table:table-cell table:formula="of:=[.E286]+[.C287]" office:value-type="float" office:value="17798" calcext:value-type="float">
            <text:p>17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7]+[.B288]" office:value-type="float" office:value="75363" calcext:value-type="float">
            <text:p>75363</text:p>
          </table:table-cell>
          <table:table-cell table:formula="of:=[.E287]+[.C288]" office:value-type="float" office:value="17798" calcext:value-type="float">
            <text:p>17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88]+[.B289]" office:value-type="float" office:value="75376" calcext:value-type="float">
            <text:p>75376</text:p>
          </table:table-cell>
          <table:table-cell table:formula="of:=[.E288]+[.C289]" office:value-type="float" office:value="17799" calcext:value-type="float">
            <text:p>1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89]+[.B290]" office:value-type="float" office:value="75387" calcext:value-type="float">
            <text:p>75387</text:p>
          </table:table-cell>
          <table:table-cell table:formula="of:=[.E289]+[.C290]" office:value-type="float" office:value="17802" calcext:value-type="float">
            <text:p>1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90]+[.B291]" office:value-type="float" office:value="75393" calcext:value-type="float">
            <text:p>75393</text:p>
          </table:table-cell>
          <table:table-cell table:formula="of:=[.E290]+[.C291]" office:value-type="float" office:value="17802" calcext:value-type="float">
            <text:p>1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91]+[.B292]" office:value-type="float" office:value="75401" calcext:value-type="float">
            <text:p>75401</text:p>
          </table:table-cell>
          <table:table-cell table:formula="of:=[.E291]+[.C292]" office:value-type="float" office:value="17805" calcext:value-type="float">
            <text:p>17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92]+[.B293]" office:value-type="float" office:value="75409" calcext:value-type="float">
            <text:p>75409</text:p>
          </table:table-cell>
          <table:table-cell table:formula="of:=[.E292]+[.C293]" office:value-type="float" office:value="17808" calcext:value-type="float">
            <text:p>17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3]+[.B294]" office:value-type="float" office:value="75409" calcext:value-type="float">
            <text:p>75409</text:p>
          </table:table-cell>
          <table:table-cell table:formula="of:=[.E293]+[.C294]" office:value-type="float" office:value="17808" calcext:value-type="float">
            <text:p>17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4]+[.B295]" office:value-type="float" office:value="75409" calcext:value-type="float">
            <text:p>75409</text:p>
          </table:table-cell>
          <table:table-cell table:formula="of:=[.E294]+[.C295]" office:value-type="float" office:value="17808" calcext:value-type="float">
            <text:p>17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5]+[.B296]" office:value-type="float" office:value="75417" calcext:value-type="float">
            <text:p>75417</text:p>
          </table:table-cell>
          <table:table-cell table:formula="of:=[.E295]+[.C296]" office:value-type="float" office:value="17809" calcext:value-type="float">
            <text:p>17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296]+[.B297]" office:value-type="float" office:value="75438" calcext:value-type="float">
            <text:p>75438</text:p>
          </table:table-cell>
          <table:table-cell table:formula="of:=[.E296]+[.C297]" office:value-type="float" office:value="17818" calcext:value-type="float">
            <text:p>17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97]+[.B298]" office:value-type="float" office:value="75448" calcext:value-type="float">
            <text:p>75448</text:p>
          </table:table-cell>
          <table:table-cell table:formula="of:=[.E297]+[.C298]" office:value-type="float" office:value="17822" calcext:value-type="float">
            <text:p>17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8]+[.B299]" office:value-type="float" office:value="75456" calcext:value-type="float">
            <text:p>75456</text:p>
          </table:table-cell>
          <table:table-cell table:formula="of:=[.E298]+[.C299]" office:value-type="float" office:value="17824" calcext:value-type="float">
            <text:p>17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99]+[.B300]" office:value-type="float" office:value="75470" calcext:value-type="float">
            <text:p>75470</text:p>
          </table:table-cell>
          <table:table-cell table:formula="of:=[.E299]+[.C300]" office:value-type="float" office:value="17825" calcext:value-type="float">
            <text:p>17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0]+[.B301]" office:value-type="float" office:value="75471" calcext:value-type="float">
            <text:p>75471</text:p>
          </table:table-cell>
          <table:table-cell table:formula="of:=[.E300]+[.C301]" office:value-type="float" office:value="17825" calcext:value-type="float">
            <text:p>17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1]+[.B302]" office:value-type="float" office:value="75471" calcext:value-type="float">
            <text:p>75471</text:p>
          </table:table-cell>
          <table:table-cell table:formula="of:=[.E301]+[.C302]" office:value-type="float" office:value="17825" calcext:value-type="float">
            <text:p>17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302]+[.B303]" office:value-type="float" office:value="75486" calcext:value-type="float">
            <text:p>75486</text:p>
          </table:table-cell>
          <table:table-cell table:formula="of:=[.E302]+[.C303]" office:value-type="float" office:value="17830" calcext:value-type="float">
            <text:p>17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03]+[.B304]" office:value-type="float" office:value="75506" calcext:value-type="float">
            <text:p>75506</text:p>
          </table:table-cell>
          <table:table-cell table:formula="of:=[.E303]+[.C304]" office:value-type="float" office:value="17836" calcext:value-type="float">
            <text:p>17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04]+[.B305]" office:value-type="float" office:value="75520" calcext:value-type="float">
            <text:p>75520</text:p>
          </table:table-cell>
          <table:table-cell table:formula="of:=[.E304]+[.C305]" office:value-type="float" office:value="17839" calcext:value-type="float">
            <text:p>1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05]+[.B306]" office:value-type="float" office:value="75534" calcext:value-type="float">
            <text:p>75534</text:p>
          </table:table-cell>
          <table:table-cell table:formula="of:=[.E305]+[.C306]" office:value-type="float" office:value="17841" calcext:value-type="float">
            <text:p>17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306]+[.B307]" office:value-type="float" office:value="75554" calcext:value-type="float">
            <text:p>75554</text:p>
          </table:table-cell>
          <table:table-cell table:formula="of:=[.E306]+[.C307]" office:value-type="float" office:value="17848" calcext:value-type="float">
            <text:p>17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7]+[.B308]" office:value-type="float" office:value="75555" calcext:value-type="float">
            <text:p>75555</text:p>
          </table:table-cell>
          <table:table-cell table:formula="of:=[.E307]+[.C308]" office:value-type="float" office:value="17848" calcext:value-type="float">
            <text:p>17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8]+[.B309]" office:value-type="float" office:value="75555" calcext:value-type="float">
            <text:p>75555</text:p>
          </table:table-cell>
          <table:table-cell table:formula="of:=[.E308]+[.C309]" office:value-type="float" office:value="17848" calcext:value-type="float">
            <text:p>17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D309]+[.B310]" office:value-type="float" office:value="75584" calcext:value-type="float">
            <text:p>75584</text:p>
          </table:table-cell>
          <table:table-cell table:formula="of:=[.E309]+[.C310]" office:value-type="float" office:value="17850" calcext:value-type="float">
            <text:p>17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310]+[.B311]" office:value-type="float" office:value="75606" calcext:value-type="float">
            <text:p>75606</text:p>
          </table:table-cell>
          <table:table-cell table:formula="of:=[.E310]+[.C311]" office:value-type="float" office:value="17856" calcext:value-type="float">
            <text:p>17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311]+[.B312]" office:value-type="float" office:value="75633" calcext:value-type="float">
            <text:p>75633</text:p>
          </table:table-cell>
          <table:table-cell table:formula="of:=[.E311]+[.C312]" office:value-type="float" office:value="17863" calcext:value-type="float">
            <text:p>17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12]+[.B313]" office:value-type="float" office:value="75649" calcext:value-type="float">
            <text:p>75649</text:p>
          </table:table-cell>
          <table:table-cell table:formula="of:=[.E312]+[.C313]" office:value-type="float" office:value="17869" calcext:value-type="float">
            <text:p>17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313]+[.B314]" office:value-type="float" office:value="75672" calcext:value-type="float">
            <text:p>75672</text:p>
          </table:table-cell>
          <table:table-cell table:formula="of:=[.E313]+[.C314]" office:value-type="float" office:value="17873" calcext:value-type="float">
            <text:p>17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14]+[.B315]" office:value-type="float" office:value="75678" calcext:value-type="float">
            <text:p>75678</text:p>
          </table:table-cell>
          <table:table-cell table:formula="of:=[.E314]+[.C315]" office:value-type="float" office:value="17875" calcext:value-type="float">
            <text:p>17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5]+[.B316]" office:value-type="float" office:value="75678" calcext:value-type="float">
            <text:p>75678</text:p>
          </table:table-cell>
          <table:table-cell table:formula="of:=[.E315]+[.C316]" office:value-type="float" office:value="17875" calcext:value-type="float">
            <text:p>17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D316]+[.B317]" office:value-type="float" office:value="75724" calcext:value-type="float">
            <text:p>75724</text:p>
          </table:table-cell>
          <table:table-cell table:formula="of:=[.E316]+[.C317]" office:value-type="float" office:value="17883" calcext:value-type="float">
            <text:p>17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D317]+[.B318]" office:value-type="float" office:value="75757" calcext:value-type="float">
            <text:p>75757</text:p>
          </table:table-cell>
          <table:table-cell table:formula="of:=[.E317]+[.C318]" office:value-type="float" office:value="17886" calcext:value-type="float">
            <text:p>1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318]+[.B319]" office:value-type="float" office:value="75786" calcext:value-type="float">
            <text:p>75786</text:p>
          </table:table-cell>
          <table:table-cell table:formula="of:=[.E318]+[.C319]" office:value-type="float" office:value="17894" calcext:value-type="float">
            <text:p>17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D319]+[.B320]" office:value-type="float" office:value="75817" calcext:value-type="float">
            <text:p>75817</text:p>
          </table:table-cell>
          <table:table-cell table:formula="of:=[.E319]+[.C320]" office:value-type="float" office:value="17902" calcext:value-type="float">
            <text:p>17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320]+[.B321]" office:value-type="float" office:value="75846" calcext:value-type="float">
            <text:p>75846</text:p>
          </table:table-cell>
          <table:table-cell table:formula="of:=[.E320]+[.C321]" office:value-type="float" office:value="17909" calcext:value-type="float">
            <text:p>17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21]+[.B322]" office:value-type="float" office:value="75851" calcext:value-type="float">
            <text:p>75851</text:p>
          </table:table-cell>
          <table:table-cell table:formula="of:=[.E321]+[.C322]" office:value-type="float" office:value="17910" calcext:value-type="float">
            <text:p>17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2]+[.B323]" office:value-type="float" office:value="75851" calcext:value-type="float">
            <text:p>75851</text:p>
          </table:table-cell>
          <table:table-cell table:formula="of:=[.E322]+[.C323]" office:value-type="float" office:value="17910" calcext:value-type="float">
            <text:p>17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formula="of:=[.D323]+[.B324]" office:value-type="float" office:value="75900" calcext:value-type="float">
            <text:p>75900</text:p>
          </table:table-cell>
          <table:table-cell table:formula="of:=[.E323]+[.C324]" office:value-type="float" office:value="17924" calcext:value-type="float">
            <text:p>17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D324]+[.B325]" office:value-type="float" office:value="75940" calcext:value-type="float">
            <text:p>75940</text:p>
          </table:table-cell>
          <table:table-cell table:formula="of:=[.E324]+[.C325]" office:value-type="float" office:value="17930" calcext:value-type="float">
            <text:p>17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D325]+[.B326]" office:value-type="float" office:value="76000" calcext:value-type="float">
            <text:p>76000</text:p>
          </table:table-cell>
          <table:table-cell table:formula="of:=[.E325]+[.C326]" office:value-type="float" office:value="17944" calcext:value-type="float">
            <text:p>17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[.D326]+[.B327]" office:value-type="float" office:value="76049" calcext:value-type="float">
            <text:p>76049</text:p>
          </table:table-cell>
          <table:table-cell table:formula="of:=[.E326]+[.C327]" office:value-type="float" office:value="17965" calcext:value-type="float">
            <text:p>17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D327]+[.B328]" office:value-type="float" office:value="76093" calcext:value-type="float">
            <text:p>76093</text:p>
          </table:table-cell>
          <table:table-cell table:formula="of:=[.E327]+[.C328]" office:value-type="float" office:value="17975" calcext:value-type="float">
            <text:p>17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28]+[.B329]" office:value-type="float" office:value="76094" calcext:value-type="float">
            <text:p>76094</text:p>
          </table:table-cell>
          <table:table-cell table:formula="of:=[.E328]+[.C329]" office:value-type="float" office:value="17975" calcext:value-type="float">
            <text:p>17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29]+[.B330]" office:value-type="float" office:value="76097" calcext:value-type="float">
            <text:p>76097</text:p>
          </table:table-cell>
          <table:table-cell table:formula="of:=[.E329]+[.C330]" office:value-type="float" office:value="17976" calcext:value-type="float">
            <text:p>17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formula="of:=[.D330]+[.B331]" office:value-type="float" office:value="76161" calcext:value-type="float">
            <text:p>76161</text:p>
          </table:table-cell>
          <table:table-cell table:formula="of:=[.E330]+[.C331]" office:value-type="float" office:value="17991" calcext:value-type="float">
            <text:p>17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[.D331]+[.B332]" office:value-type="float" office:value="76236" calcext:value-type="float">
            <text:p>76236</text:p>
          </table:table-cell>
          <table:table-cell table:formula="of:=[.E331]+[.C332]" office:value-type="float" office:value="18012" calcext:value-type="float">
            <text:p>18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D332]+[.B333]" office:value-type="float" office:value="76282" calcext:value-type="float">
            <text:p>76282</text:p>
          </table:table-cell>
          <table:table-cell table:formula="of:=[.E332]+[.C333]" office:value-type="float" office:value="18026" calcext:value-type="float">
            <text:p>18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D333]+[.B334]" office:value-type="float" office:value="76341" calcext:value-type="float">
            <text:p>76341</text:p>
          </table:table-cell>
          <table:table-cell table:formula="of:=[.E333]+[.C334]" office:value-type="float" office:value="18036" calcext:value-type="float">
            <text:p>18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D334]+[.B335]" office:value-type="float" office:value="76416" calcext:value-type="float">
            <text:p>76416</text:p>
          </table:table-cell>
          <table:table-cell table:formula="of:=[.E334]+[.C335]" office:value-type="float" office:value="18053" calcext:value-type="float">
            <text:p>18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335]+[.B336]" office:value-type="float" office:value="76429" calcext:value-type="float">
            <text:p>76429</text:p>
          </table:table-cell>
          <table:table-cell table:formula="of:=[.E335]+[.C336]" office:value-type="float" office:value="18059" calcext:value-type="float">
            <text:p>18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6]+[.B337]" office:value-type="float" office:value="76429" calcext:value-type="float">
            <text:p>76429</text:p>
          </table:table-cell>
          <table:table-cell table:formula="of:=[.E336]+[.C337]" office:value-type="float" office:value="18059" calcext:value-type="float">
            <text:p>18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formula="of:=[.D337]+[.B338]" office:value-type="float" office:value="76522" calcext:value-type="float">
            <text:p>76522</text:p>
          </table:table-cell>
          <table:table-cell table:formula="of:=[.E337]+[.C338]" office:value-type="float" office:value="18089" calcext:value-type="float">
            <text:p>18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table:formula="of:=[.D338]+[.B339]" office:value-type="float" office:value="76655" calcext:value-type="float">
            <text:p>76655</text:p>
          </table:table-cell>
          <table:table-cell table:formula="of:=[.E338]+[.C339]" office:value-type="float" office:value="18133" calcext:value-type="float">
            <text:p>1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table:formula="of:=[.D339]+[.B340]" office:value-type="float" office:value="76756" calcext:value-type="float">
            <text:p>76756</text:p>
          </table:table-cell>
          <table:table-cell table:formula="of:=[.E339]+[.C340]" office:value-type="float" office:value="18159" calcext:value-type="float">
            <text:p>18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D340]+[.B341]" office:value-type="float" office:value="76858" calcext:value-type="float">
            <text:p>76858</text:p>
          </table:table-cell>
          <table:table-cell table:formula="of:=[.E340]+[.C341]" office:value-type="float" office:value="18171" calcext:value-type="float">
            <text:p>1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formula="of:=[.D341]+[.B342]" office:value-type="float" office:value="76973" calcext:value-type="float">
            <text:p>76973</text:p>
          </table:table-cell>
          <table:table-cell table:formula="of:=[.E341]+[.C342]" office:value-type="float" office:value="18196" calcext:value-type="float">
            <text:p>18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42]+[.B343]" office:value-type="float" office:value="76982" calcext:value-type="float">
            <text:p>76982</text:p>
          </table:table-cell>
          <table:table-cell table:formula="of:=[.E342]+[.C343]" office:value-type="float" office:value="18198" calcext:value-type="float">
            <text:p>18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43]+[.B344]" office:value-type="float" office:value="76995" calcext:value-type="float">
            <text:p>76995</text:p>
          </table:table-cell>
          <table:table-cell table:formula="of:=[.E343]+[.C344]" office:value-type="float" office:value="18205" calcext:value-type="float">
            <text:p>18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344]+[.B345]" office:value-type="float" office:value="77004" calcext:value-type="float">
            <text:p>77004</text:p>
          </table:table-cell>
          <table:table-cell table:formula="of:=[.E344]+[.C345]" office:value-type="float" office:value="18213" calcext:value-type="float">
            <text:p>1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table:formula="of:=[.D345]+[.B346]" office:value-type="float" office:value="77128" calcext:value-type="float">
            <text:p>77128</text:p>
          </table:table-cell>
          <table:table-cell table:formula="of:=[.E345]+[.C346]" office:value-type="float" office:value="18257" calcext:value-type="float">
            <text:p>18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formula="of:=[.D346]+[.B347]" office:value-type="float" office:value="77378" calcext:value-type="float">
            <text:p>77378</text:p>
          </table:table-cell>
          <table:table-cell table:formula="of:=[.E346]+[.C347]" office:value-type="float" office:value="18301" calcext:value-type="float">
            <text:p>18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table:formula="of:=[.D347]+[.B348]" office:value-type="float" office:value="77530" calcext:value-type="float">
            <text:p>77530</text:p>
          </table:table-cell>
          <table:table-cell table:formula="of:=[.E347]+[.C348]" office:value-type="float" office:value="18340" calcext:value-type="float">
            <text:p>18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table:formula="of:=[.D348]+[.B349]" office:value-type="float" office:value="77716" calcext:value-type="float">
            <text:p>77716</text:p>
          </table:table-cell>
          <table:table-cell table:formula="of:=[.E348]+[.C349]" office:value-type="float" office:value="18380" calcext:value-type="float">
            <text:p>18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349]+[.B350]" office:value-type="float" office:value="77740" calcext:value-type="float">
            <text:p>77740</text:p>
          </table:table-cell>
          <table:table-cell table:formula="of:=[.E349]+[.C350]" office:value-type="float" office:value="18389" calcext:value-type="float">
            <text:p>18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50]+[.B351]" office:value-type="float" office:value="77743" calcext:value-type="float">
            <text:p>77743</text:p>
          </table:table-cell>
          <table:table-cell table:formula="of:=[.E350]+[.C351]" office:value-type="float" office:value="18389" calcext:value-type="float">
            <text:p>18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table:formula="of:=[.D351]+[.B352]" office:value-type="float" office:value="77963" calcext:value-type="float">
            <text:p>77963</text:p>
          </table:table-cell>
          <table:table-cell table:formula="of:=[.E351]+[.C352]" office:value-type="float" office:value="18447" calcext:value-type="float">
            <text:p>18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269" calcext:value-type="float">
            <text:p>269</text:p>
          </table:table-cell>
          <table:table-cell office:value-type="float" office:value="76" calcext:value-type="float">
            <text:p>76</text:p>
          </table:table-cell>
          <table:table-cell table:formula="of:=[.D352]+[.B353]" office:value-type="float" office:value="78232" calcext:value-type="float">
            <text:p>78232</text:p>
          </table:table-cell>
          <table:table-cell table:formula="of:=[.E352]+[.C353]" office:value-type="float" office:value="18523" calcext:value-type="float">
            <text:p>18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274" calcext:value-type="float">
            <text:p>274</text:p>
          </table:table-cell>
          <table:table-cell office:value-type="float" office:value="75" calcext:value-type="float">
            <text:p>75</text:p>
          </table:table-cell>
          <table:table-cell table:formula="of:=[.D353]+[.B354]" office:value-type="float" office:value="78506" calcext:value-type="float">
            <text:p>78506</text:p>
          </table:table-cell>
          <table:table-cell table:formula="of:=[.E353]+[.C354]" office:value-type="float" office:value="18598" calcext:value-type="float">
            <text:p>18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D354]+[.B355]" office:value-type="float" office:value="78537" calcext:value-type="float">
            <text:p>78537</text:p>
          </table:table-cell>
          <table:table-cell table:formula="of:=[.E354]+[.C355]" office:value-type="float" office:value="18605" calcext:value-type="float">
            <text:p>18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266" calcext:value-type="float">
            <text:p>266</text:p>
          </table:table-cell>
          <table:table-cell office:value-type="float" office:value="69" calcext:value-type="float">
            <text:p>69</text:p>
          </table:table-cell>
          <table:table-cell table:formula="of:=[.D355]+[.B356]" office:value-type="float" office:value="78803" calcext:value-type="float">
            <text:p>78803</text:p>
          </table:table-cell>
          <table:table-cell table:formula="of:=[.E355]+[.C356]" office:value-type="float" office:value="18674" calcext:value-type="float">
            <text:p>18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[.D356]+[.B357]" office:value-type="float" office:value="78849" calcext:value-type="float">
            <text:p>78849</text:p>
          </table:table-cell>
          <table:table-cell table:formula="of:=[.E356]+[.C357]" office:value-type="float" office:value="18687" calcext:value-type="float">
            <text:p>18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57]+[.B358]" office:value-type="float" office:value="78861" calcext:value-type="float">
            <text:p>78861</text:p>
          </table:table-cell>
          <table:table-cell table:formula="of:=[.E357]+[.C358]" office:value-type="float" office:value="18688" calcext:value-type="float">
            <text:p>18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282" calcext:value-type="float">
            <text:p>282</text:p>
          </table:table-cell>
          <table:table-cell office:value-type="float" office:value="70" calcext:value-type="float">
            <text:p>70</text:p>
          </table:table-cell>
          <table:table-cell table:formula="of:=[.D358]+[.B359]" office:value-type="float" office:value="79143" calcext:value-type="float">
            <text:p>79143</text:p>
          </table:table-cell>
          <table:table-cell table:formula="of:=[.E358]+[.C359]" office:value-type="float" office:value="18758" calcext:value-type="float">
            <text:p>18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463" calcext:value-type="float">
            <text:p>463</text:p>
          </table:table-cell>
          <table:table-cell office:value-type="float" office:value="124" calcext:value-type="float">
            <text:p>124</text:p>
          </table:table-cell>
          <table:table-cell table:formula="of:=[.D359]+[.B360]" office:value-type="float" office:value="79606" calcext:value-type="float">
            <text:p>79606</text:p>
          </table:table-cell>
          <table:table-cell table:formula="of:=[.E359]+[.C360]" office:value-type="float" office:value="18882" calcext:value-type="float">
            <text:p>1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table:formula="of:=[.D360]+[.B361]" office:value-type="float" office:value="79976" calcext:value-type="float">
            <text:p>79976</text:p>
          </table:table-cell>
          <table:table-cell table:formula="of:=[.E360]+[.C361]" office:value-type="float" office:value="18982" calcext:value-type="float">
            <text:p>18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403" calcext:value-type="float">
            <text:p>403</text:p>
          </table:table-cell>
          <table:table-cell office:value-type="float" office:value="118" calcext:value-type="float">
            <text:p>118</text:p>
          </table:table-cell>
          <table:table-cell table:formula="of:=[.D361]+[.B362]" office:value-type="float" office:value="80379" calcext:value-type="float">
            <text:p>80379</text:p>
          </table:table-cell>
          <table:table-cell table:formula="of:=[.E361]+[.C362]" office:value-type="float" office:value="19100" calcext:value-type="float">
            <text:p>19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382" calcext:value-type="float">
            <text:p>382</text:p>
          </table:table-cell>
          <table:table-cell office:value-type="float" office:value="112" calcext:value-type="float">
            <text:p>112</text:p>
          </table:table-cell>
          <table:table-cell table:formula="of:=[.D362]+[.B363]" office:value-type="float" office:value="80761" calcext:value-type="float">
            <text:p>80761</text:p>
          </table:table-cell>
          <table:table-cell table:formula="of:=[.E362]+[.C363]" office:value-type="float" office:value="19212" calcext:value-type="float">
            <text:p>19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D363]+[.B364]" office:value-type="float" office:value="80802" calcext:value-type="float">
            <text:p>80802</text:p>
          </table:table-cell>
          <table:table-cell table:formula="of:=[.E363]+[.C364]" office:value-type="float" office:value="19223" calcext:value-type="float">
            <text:p>19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64]+[.B365]" office:value-type="float" office:value="80810" calcext:value-type="float">
            <text:p>80810</text:p>
          </table:table-cell>
          <table:table-cell table:formula="of:=[.E364]+[.C365]" office:value-type="float" office:value="19228" calcext:value-type="float">
            <text:p>1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398" calcext:value-type="float">
            <text:p>398</text:p>
          </table:table-cell>
          <table:table-cell office:value-type="float" office:value="111" calcext:value-type="float">
            <text:p>111</text:p>
          </table:table-cell>
          <table:table-cell table:formula="of:=[.D365]+[.B366]" office:value-type="float" office:value="81208" calcext:value-type="float">
            <text:p>81208</text:p>
          </table:table-cell>
          <table:table-cell table:formula="of:=[.E365]+[.C366]" office:value-type="float" office:value="19339" calcext:value-type="float">
            <text:p>19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460" calcext:value-type="float">
            <text:p>460</text:p>
          </table:table-cell>
          <table:table-cell office:value-type="float" office:value="118" calcext:value-type="float">
            <text:p>118</text:p>
          </table:table-cell>
          <table:table-cell table:formula="of:=[.D366]+[.B367]" office:value-type="float" office:value="81668" calcext:value-type="float">
            <text:p>81668</text:p>
          </table:table-cell>
          <table:table-cell table:formula="of:=[.E366]+[.C367]" office:value-type="float" office:value="19457" calcext:value-type="float">
            <text:p>19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497" calcext:value-type="float">
            <text:p>497</text:p>
          </table:table-cell>
          <table:table-cell office:value-type="float" office:value="120" calcext:value-type="float">
            <text:p>120</text:p>
          </table:table-cell>
          <table:table-cell table:formula="of:=[.D367]+[.B368]" office:value-type="float" office:value="82165" calcext:value-type="float">
            <text:p>82165</text:p>
          </table:table-cell>
          <table:table-cell table:formula="of:=[.E367]+[.C368]" office:value-type="float" office:value="19577" calcext:value-type="float">
            <text:p>19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421" calcext:value-type="float">
            <text:p>421</text:p>
          </table:table-cell>
          <table:table-cell office:value-type="float" office:value="129" calcext:value-type="float">
            <text:p>129</text:p>
          </table:table-cell>
          <table:table-cell table:formula="of:=[.D368]+[.B369]" office:value-type="float" office:value="82586" calcext:value-type="float">
            <text:p>82586</text:p>
          </table:table-cell>
          <table:table-cell table:formula="of:=[.E368]+[.C369]" office:value-type="float" office:value="19706" calcext:value-type="float">
            <text:p>1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378" calcext:value-type="float">
            <text:p>378</text:p>
          </table:table-cell>
          <table:table-cell office:value-type="float" office:value="96" calcext:value-type="float">
            <text:p>96</text:p>
          </table:table-cell>
          <table:table-cell table:formula="of:=[.D369]+[.B370]" office:value-type="float" office:value="82964" calcext:value-type="float">
            <text:p>82964</text:p>
          </table:table-cell>
          <table:table-cell table:formula="of:=[.E369]+[.C370]" office:value-type="float" office:value="19802" calcext:value-type="float">
            <text:p>19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D370]+[.B371]" office:value-type="float" office:value="83015" calcext:value-type="float">
            <text:p>83015</text:p>
          </table:table-cell>
          <table:table-cell table:formula="of:=[.E370]+[.C371]" office:value-type="float" office:value="19808" calcext:value-type="float">
            <text:p>1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71]+[.B372]" office:value-type="float" office:value="83033" calcext:value-type="float">
            <text:p>83033</text:p>
          </table:table-cell>
          <table:table-cell table:formula="of:=[.E371]+[.C372]" office:value-type="float" office:value="19813" calcext:value-type="float">
            <text:p>19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526" calcext:value-type="float">
            <text:p>526</text:p>
          </table:table-cell>
          <table:table-cell office:value-type="float" office:value="150" calcext:value-type="float">
            <text:p>150</text:p>
          </table:table-cell>
          <table:table-cell table:formula="of:=[.D372]+[.B373]" office:value-type="float" office:value="83559" calcext:value-type="float">
            <text:p>83559</text:p>
          </table:table-cell>
          <table:table-cell table:formula="of:=[.E372]+[.C373]" office:value-type="float" office:value="19963" calcext:value-type="float">
            <text:p>19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570" calcext:value-type="float">
            <text:p>570</text:p>
          </table:table-cell>
          <table:table-cell office:value-type="float" office:value="161" calcext:value-type="float">
            <text:p>161</text:p>
          </table:table-cell>
          <table:table-cell table:formula="of:=[.D373]+[.B374]" office:value-type="float" office:value="84129" calcext:value-type="float">
            <text:p>84129</text:p>
          </table:table-cell>
          <table:table-cell table:formula="of:=[.E373]+[.C374]" office:value-type="float" office:value="20124" calcext:value-type="float">
            <text:p>2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502" calcext:value-type="float">
            <text:p>502</text:p>
          </table:table-cell>
          <table:table-cell office:value-type="float" office:value="171" calcext:value-type="float">
            <text:p>171</text:p>
          </table:table-cell>
          <table:table-cell table:formula="of:=[.D374]+[.B375]" office:value-type="float" office:value="84631" calcext:value-type="float">
            <text:p>84631</text:p>
          </table:table-cell>
          <table:table-cell table:formula="of:=[.E374]+[.C375]" office:value-type="float" office:value="20295" calcext:value-type="float">
            <text:p>20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470" calcext:value-type="float">
            <text:p>470</text:p>
          </table:table-cell>
          <table:table-cell office:value-type="float" office:value="127" calcext:value-type="float">
            <text:p>127</text:p>
          </table:table-cell>
          <table:table-cell table:formula="of:=[.D375]+[.B376]" office:value-type="float" office:value="85101" calcext:value-type="float">
            <text:p>85101</text:p>
          </table:table-cell>
          <table:table-cell table:formula="of:=[.E375]+[.C376]" office:value-type="float" office:value="20422" calcext:value-type="float">
            <text:p>20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502" calcext:value-type="float">
            <text:p>502</text:p>
          </table:table-cell>
          <table:table-cell office:value-type="float" office:value="135" calcext:value-type="float">
            <text:p>135</text:p>
          </table:table-cell>
          <table:table-cell table:formula="of:=[.D376]+[.B377]" office:value-type="float" office:value="85603" calcext:value-type="float">
            <text:p>85603</text:p>
          </table:table-cell>
          <table:table-cell table:formula="of:=[.E376]+[.C377]" office:value-type="float" office:value="20557" calcext:value-type="float">
            <text:p>20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[.D377]+[.B378]" office:value-type="float" office:value="85648" calcext:value-type="float">
            <text:p>85648</text:p>
          </table:table-cell>
          <table:table-cell table:formula="of:=[.E377]+[.C378]" office:value-type="float" office:value="20576" calcext:value-type="float">
            <text:p>2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378]+[.B379]" office:value-type="float" office:value="85673" calcext:value-type="float">
            <text:p>85673</text:p>
          </table:table-cell>
          <table:table-cell table:formula="of:=[.E378]+[.C379]" office:value-type="float" office:value="20584" calcext:value-type="float">
            <text:p>20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  <table:table-cell table:formula="of:=[.D379]+[.B380]" office:value-type="float" office:value="86177" calcext:value-type="float">
            <text:p>86177</text:p>
          </table:table-cell>
          <table:table-cell table:formula="of:=[.E379]+[.C380]" office:value-type="float" office:value="20756" calcext:value-type="float">
            <text:p>20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592" calcext:value-type="float">
            <text:p>592</text:p>
          </table:table-cell>
          <table:table-cell office:value-type="float" office:value="188" calcext:value-type="float">
            <text:p>188</text:p>
          </table:table-cell>
          <table:table-cell table:formula="of:=[.D380]+[.B381]" office:value-type="float" office:value="86769" calcext:value-type="float">
            <text:p>86769</text:p>
          </table:table-cell>
          <table:table-cell table:formula="of:=[.E380]+[.C381]" office:value-type="float" office:value="20944" calcext:value-type="float">
            <text:p>20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562" calcext:value-type="float">
            <text:p>562</text:p>
          </table:table-cell>
          <table:table-cell office:value-type="float" office:value="165" calcext:value-type="float">
            <text:p>165</text:p>
          </table:table-cell>
          <table:table-cell table:formula="of:=[.D381]+[.B382]" office:value-type="float" office:value="87331" calcext:value-type="float">
            <text:p>87331</text:p>
          </table:table-cell>
          <table:table-cell table:formula="of:=[.E381]+[.C382]" office:value-type="float" office:value="21109" calcext:value-type="float">
            <text:p>21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571" calcext:value-type="float">
            <text:p>571</text:p>
          </table:table-cell>
          <table:table-cell office:value-type="float" office:value="148" calcext:value-type="float">
            <text:p>148</text:p>
          </table:table-cell>
          <table:table-cell table:formula="of:=[.D382]+[.B383]" office:value-type="float" office:value="87902" calcext:value-type="float">
            <text:p>87902</text:p>
          </table:table-cell>
          <table:table-cell table:formula="of:=[.E382]+[.C383]" office:value-type="float" office:value="21257" calcext:value-type="float">
            <text:p>2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486" calcext:value-type="float">
            <text:p>486</text:p>
          </table:table-cell>
          <table:table-cell office:value-type="float" office:value="132" calcext:value-type="float">
            <text:p>132</text:p>
          </table:table-cell>
          <table:table-cell table:formula="of:=[.D383]+[.B384]" office:value-type="float" office:value="88388" calcext:value-type="float">
            <text:p>88388</text:p>
          </table:table-cell>
          <table:table-cell table:formula="of:=[.E383]+[.C384]" office:value-type="float" office:value="21389" calcext:value-type="float">
            <text:p>21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D384]+[.B385]" office:value-type="float" office:value="88453" calcext:value-type="float">
            <text:p>88453</text:p>
          </table:table-cell>
          <table:table-cell table:formula="of:=[.E384]+[.C385]" office:value-type="float" office:value="21400" calcext:value-type="float">
            <text:p>2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D385]+[.B386]" office:value-type="float" office:value="88482" calcext:value-type="float">
            <text:p>88482</text:p>
          </table:table-cell>
          <table:table-cell table:formula="of:=[.E385]+[.C386]" office:value-type="float" office:value="21401" calcext:value-type="float">
            <text:p>21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537" calcext:value-type="float">
            <text:p>537</text:p>
          </table:table-cell>
          <table:table-cell office:value-type="float" office:value="151" calcext:value-type="float">
            <text:p>151</text:p>
          </table:table-cell>
          <table:table-cell table:formula="of:=[.D386]+[.B387]" office:value-type="float" office:value="89019" calcext:value-type="float">
            <text:p>89019</text:p>
          </table:table-cell>
          <table:table-cell table:formula="of:=[.E386]+[.C387]" office:value-type="float" office:value="21552" calcext:value-type="float">
            <text:p>21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669" calcext:value-type="float">
            <text:p>669</text:p>
          </table:table-cell>
          <table:table-cell office:value-type="float" office:value="173" calcext:value-type="float">
            <text:p>173</text:p>
          </table:table-cell>
          <table:table-cell table:formula="of:=[.D387]+[.B388]" office:value-type="float" office:value="89688" calcext:value-type="float">
            <text:p>89688</text:p>
          </table:table-cell>
          <table:table-cell table:formula="of:=[.E387]+[.C388]" office:value-type="float" office:value="21725" calcext:value-type="float">
            <text:p>2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592" calcext:value-type="float">
            <text:p>592</text:p>
          </table:table-cell>
          <table:table-cell office:value-type="float" office:value="177" calcext:value-type="float">
            <text:p>177</text:p>
          </table:table-cell>
          <table:table-cell table:formula="of:=[.D388]+[.B389]" office:value-type="float" office:value="90280" calcext:value-type="float">
            <text:p>90280</text:p>
          </table:table-cell>
          <table:table-cell table:formula="of:=[.E388]+[.C389]" office:value-type="float" office:value="21902" calcext:value-type="float">
            <text:p>21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566" calcext:value-type="float">
            <text:p>566</text:p>
          </table:table-cell>
          <table:table-cell office:value-type="float" office:value="148" calcext:value-type="float">
            <text:p>148</text:p>
          </table:table-cell>
          <table:table-cell table:formula="of:=[.D389]+[.B390]" office:value-type="float" office:value="90846" calcext:value-type="float">
            <text:p>90846</text:p>
          </table:table-cell>
          <table:table-cell table:formula="of:=[.E389]+[.C390]" office:value-type="float" office:value="22050" calcext:value-type="float">
            <text:p>22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543" calcext:value-type="float">
            <text:p>543</text:p>
          </table:table-cell>
          <table:table-cell office:value-type="float" office:value="145" calcext:value-type="float">
            <text:p>145</text:p>
          </table:table-cell>
          <table:table-cell table:formula="of:=[.D390]+[.B391]" office:value-type="float" office:value="91389" calcext:value-type="float">
            <text:p>91389</text:p>
          </table:table-cell>
          <table:table-cell table:formula="of:=[.E390]+[.C391]" office:value-type="float" office:value="22195" calcext:value-type="float">
            <text:p>2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.D391]+[.B392]" office:value-type="float" office:value="91459" calcext:value-type="float">
            <text:p>91459</text:p>
          </table:table-cell>
          <table:table-cell table:formula="of:=[.E391]+[.C392]" office:value-type="float" office:value="22212" calcext:value-type="float">
            <text:p>2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D392]+[.B393]" office:value-type="float" office:value="91488" calcext:value-type="float">
            <text:p>91488</text:p>
          </table:table-cell>
          <table:table-cell table:formula="of:=[.E392]+[.C393]" office:value-type="float" office:value="22218" calcext:value-type="float">
            <text:p>2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538" calcext:value-type="float">
            <text:p>538</text:p>
          </table:table-cell>
          <table:table-cell office:value-type="float" office:value="132" calcext:value-type="float">
            <text:p>132</text:p>
          </table:table-cell>
          <table:table-cell table:formula="of:=[.D393]+[.B394]" office:value-type="float" office:value="92026" calcext:value-type="float">
            <text:p>92026</text:p>
          </table:table-cell>
          <table:table-cell table:formula="of:=[.E393]+[.C394]" office:value-type="float" office:value="22350" calcext:value-type="float">
            <text:p>223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0:32:47.215855222</dc:date>
    <meta:editing-duration>PT28M25S</meta:editing-duration>
    <meta:editing-cycles>1</meta:editing-cycles>
    <meta:document-statistic meta:table-count="1" meta:cell-count="1974" meta:object-count="0"/>
    <meta:generator>LibreOffice/6.4.7.2$Linux_X86_64 LibreOffice_project/40$Build-2</meta:generator>
  </office:meta>
</office:document-meta>
</file>